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1.02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alabra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>
            <text:p>Frecuencia</text:p>
          </table:table-cell>
          <table:table-cell table:style-name="ce1" office:value-type="string">
            <text:p>Palabra</text:p>
          </table:table-cell>
          <table:table-cell table:style-name="ce1" office:value-type="string">
            <text:p>Eval. Negativa</text:p>
          </table:table-cell>
          <table:table-cell table:style-name="ce1" office:value-type="string">
            <text:p>Eval. Positiva</text:p>
          </table:table-cell>
          <table:table-cell table:number-columns-repeated="4"/>
        </table:table-row>
        <table:table-row table:style-name="ro1">
          <table:table-cell office:value-type="float" office:value="64315">
            <text:p>64315</text:p>
          </table:table-cell>
          <table:table-cell office:value-type="string">
            <text:p>pa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00642">
            <text:p>200642</text:p>
          </table:table-cell>
          <table:table-cell office:value-type="string">
            <text:p>viern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6237">
            <text:p>36237</text:p>
          </table:table-cell>
          <table:table-cell office:value-type="string">
            <text:p>camp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1003">
            <text:p>31003</text:p>
          </table:table-cell>
          <table:table-cell office:value-type="string">
            <text:p>cruz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253">
            <text:p>55253</text:p>
          </table:table-cell>
          <table:table-cell office:value-type="string">
            <text:p>aqui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535">
            <text:p>33535</text:p>
          </table:table-cell>
          <table:table-cell office:value-type="string">
            <text:p>quier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575">
            <text:p>37575</text:p>
          </table:table-cell>
          <table:table-cell office:value-type="string">
            <text:p>hablam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7840">
            <text:p>77840</text:p>
          </table:table-cell>
          <table:table-cell office:value-type="string">
            <text:p>call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759">
            <text:p>47759</text:p>
          </table:table-cell>
          <table:table-cell office:value-type="string">
            <text:p>sue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732">
            <text:p>39732</text:p>
          </table:table-cell>
          <table:table-cell office:value-type="string">
            <text:p>perr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imagi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1569">
            <text:p>31569</text:p>
          </table:table-cell>
          <table:table-cell office:value-type="string">
            <text:p>barcelo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701">
            <text:p>34701</text:p>
          </table:table-cell>
          <table:table-cell office:value-type="string">
            <text:p>sisi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81865">
            <text:p>181865</text:p>
          </table:table-cell>
          <table:table-cell office:value-type="string">
            <text:p>di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4835">
            <text:p>74835</text:p>
          </table:table-cell>
          <table:table-cell office:value-type="string">
            <text:p>p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2473">
            <text:p>92473</text:p>
          </table:table-cell>
          <table:table-cell office:value-type="string">
            <text:p>juev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745">
            <text:p>35745</text:p>
          </table:table-cell>
          <table:table-cell office:value-type="string">
            <text:p>llev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373">
            <text:p>46373</text:p>
          </table:table-cell>
          <table:table-cell office:value-type="string">
            <text:p>recomie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9807">
            <text:p>59807</text:p>
          </table:table-cell>
          <table:table-cell office:value-type="string">
            <text:p>navida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74714">
            <text:p>74714</text:p>
          </table:table-cell>
          <table:table-cell office:value-type="string">
            <text:p>hermos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7409">
            <text:p>57409</text:p>
          </table:table-cell>
          <table:table-cell office:value-type="string">
            <text:p>pen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2789">
            <text:p>192789</text:p>
          </table:table-cell>
          <table:table-cell office:value-type="string">
            <text:p>tamb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32085">
            <text:p>132085</text:p>
          </table:table-cell>
          <table:table-cell office:value-type="string">
            <text:p>si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514">
            <text:p>30514</text:p>
          </table:table-cell>
          <table:table-cell office:value-type="string">
            <text:p>chat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751">
            <text:p>52751</text:p>
          </table:table-cell>
          <table:table-cell office:value-type="string">
            <text:p>social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2163">
            <text:p>62163</text:p>
          </table:table-cell>
          <table:table-cell office:value-type="string">
            <text:p>baj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6023">
            <text:p>116023</text:p>
          </table:table-cell>
          <table:table-cell office:value-type="string">
            <text:p>excelen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26666">
            <text:p>126666</text:p>
          </table:table-cell>
          <table:table-cell office:value-type="string">
            <text:p>med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985">
            <text:p>37985</text:p>
          </table:table-cell>
          <table:table-cell office:value-type="string">
            <text:p>tra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004">
            <text:p>31004</text:p>
          </table:table-cell>
          <table:table-cell office:value-type="string">
            <text:p>mornin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04563">
            <text:p>104563</text:p>
          </table:table-cell>
          <table:table-cell office:value-type="string">
            <text:p>perso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59411">
            <text:p>959411</text:p>
          </table:table-cell>
          <table:table-cell office:value-type="string">
            <text:p>tod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7804">
            <text:p>37804</text:p>
          </table:table-cell>
          <table:table-cell office:value-type="string">
            <text:p>pági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669">
            <text:p>50669</text:p>
          </table:table-cell>
          <table:table-cell office:value-type="string">
            <text:p>pl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3925">
            <text:p>303925</text:p>
          </table:table-cell>
          <table:table-cell office:value-type="string">
            <text:p>men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3510">
            <text:p>63510</text:p>
          </table:table-cell>
          <table:table-cell office:value-type="string">
            <text:p>top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3292">
            <text:p>33292</text:p>
          </table:table-cell>
          <table:table-cell office:value-type="string">
            <text:p>americ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052">
            <text:p>43052</text:p>
          </table:table-cell>
          <table:table-cell office:value-type="string">
            <text:p>pus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7325">
            <text:p>227325</text:p>
          </table:table-cell>
          <table:table-cell office:value-type="string">
            <text:p>v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076">
            <text:p>38076</text:p>
          </table:table-cell>
          <table:table-cell office:value-type="string">
            <text:p>miércol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69163">
            <text:p>769163</text:p>
          </table:table-cell>
          <table:table-cell office:value-type="string">
            <text:p>su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3250">
            <text:p>93250</text:p>
          </table:table-cell>
          <table:table-cell office:value-type="string">
            <text:p>mi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3699">
            <text:p>83699</text:p>
          </table:table-cell>
          <table:table-cell office:value-type="string">
            <text:p>chil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6928">
            <text:p>116928</text:p>
          </table:table-cell>
          <table:table-cell office:value-type="string">
            <text:p>sali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571">
            <text:p>32571</text:p>
          </table:table-cell>
          <table:table-cell office:value-type="string">
            <text:p>hubie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300">
            <text:p>38300</text:p>
          </table:table-cell>
          <table:table-cell office:value-type="string">
            <text:p>res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5410">
            <text:p>95410</text:p>
          </table:table-cell>
          <table:table-cell office:value-type="string">
            <text:p>dej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211">
            <text:p>42211</text:p>
          </table:table-cell>
          <table:table-cell office:value-type="string">
            <text:p>jug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9319">
            <text:p>79319</text:p>
          </table:table-cell>
          <table:table-cell office:value-type="string">
            <text:p>le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1429">
            <text:p>91429</text:p>
          </table:table-cell>
          <table:table-cell office:value-type="string">
            <text:p>encim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7669">
            <text:p>267669</text:p>
          </table:table-cell>
          <table:table-cell office:value-type="string">
            <text:p>ot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5365">
            <text:p>245365</text:p>
          </table:table-cell>
          <table:table-cell office:value-type="string">
            <text:p>facebook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907">
            <text:p>65907</text:p>
          </table:table-cell>
          <table:table-cell office:value-type="string">
            <text:p>us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748">
            <text:p>31748</text:p>
          </table:table-cell>
          <table:table-cell office:value-type="string">
            <text:p>hacerl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9610">
            <text:p>99610</text:p>
          </table:table-cell>
          <table:table-cell office:value-type="string">
            <text:p>entie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8199">
            <text:p>58199</text:p>
          </table:table-cell>
          <table:table-cell office:value-type="string">
            <text:p>tempran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027">
            <text:p>52027</text:p>
          </table:table-cell>
          <table:table-cell office:value-type="string">
            <text:p>tuv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6604">
            <text:p>136604</text:p>
          </table:table-cell>
          <table:table-cell office:value-type="string">
            <text:p>pla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83482">
            <text:p>283482</text:p>
          </table:table-cell>
          <table:table-cell office:value-type="string">
            <text:p>cos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0844">
            <text:p>140844</text:p>
          </table:table-cell>
          <table:table-cell office:value-type="string">
            <text:p>fui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988">
            <text:p>51988</text:p>
          </table:table-cell>
          <table:table-cell office:value-type="string">
            <text:p>sac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107">
            <text:p>35107</text:p>
          </table:table-cell>
          <table:table-cell office:value-type="string">
            <text:p>segui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681">
            <text:p>56681</text:p>
          </table:table-cell>
          <table:table-cell office:value-type="string">
            <text:p>últim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454">
            <text:p>31454</text:p>
          </table:table-cell>
          <table:table-cell office:value-type="string">
            <text:p>telef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4794">
            <text:p>54794</text:p>
          </table:table-cell>
          <table:table-cell office:value-type="string">
            <text:p>totalmen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4681">
            <text:p>34681</text:p>
          </table:table-cell>
          <table:table-cell office:value-type="string">
            <text:p>pape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7131">
            <text:p>137131</text:p>
          </table:table-cell>
          <table:table-cell office:value-type="string">
            <text:p>ahí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167">
            <text:p>52167</text:p>
          </table:table-cell>
          <table:table-cell office:value-type="string">
            <text:p>pens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3878">
            <text:p>93878</text:p>
          </table:table-cell>
          <table:table-cell office:value-type="string">
            <text:p>marca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630">
            <text:p>42630</text:p>
          </table:table-cell>
          <table:table-cell office:value-type="string">
            <text:p>ganó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2003">
            <text:p>32003</text:p>
          </table:table-cell>
          <table:table-cell office:value-type="string">
            <text:p>pues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335">
            <text:p>55335</text:p>
          </table:table-cell>
          <table:table-cell office:value-type="string">
            <text:p>entr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57028">
            <text:p>757028</text:p>
          </table:table-cell>
          <table:table-cell office:value-type="string">
            <text:p>bie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3224">
            <text:p>103224</text:p>
          </table:table-cell>
          <table:table-cell office:value-type="string">
            <text:p>minut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3797">
            <text:p>53797</text:p>
          </table:table-cell>
          <table:table-cell office:value-type="string">
            <text:p>racing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368">
            <text:p>65368</text:p>
          </table:table-cell>
          <table:table-cell office:value-type="string">
            <text:p>seguidor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7097">
            <text:p>107097</text:p>
          </table:table-cell>
          <table:table-cell office:value-type="string">
            <text:p>favorit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4917">
            <text:p>34917</text:p>
          </table:table-cell>
          <table:table-cell office:value-type="string">
            <text:p>bab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9874">
            <text:p>39874</text:p>
          </table:table-cell>
          <table:table-cell office:value-type="string">
            <text:p>v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4319">
            <text:p>94319</text:p>
          </table:table-cell>
          <table:table-cell office:value-type="string">
            <text:p>post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716">
            <text:p>42716</text:p>
          </table:table-cell>
          <table:table-cell office:value-type="string">
            <text:p>roj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578">
            <text:p>33578</text:p>
          </table:table-cell>
          <table:table-cell office:value-type="string">
            <text:p>comentari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71151">
            <text:p>271151</text:p>
          </table:table-cell>
          <table:table-cell office:value-type="string">
            <text:p>lind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47801">
            <text:p>47801</text:p>
          </table:table-cell>
          <table:table-cell office:value-type="string">
            <text:p>dol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0907">
            <text:p>90907</text:p>
          </table:table-cell>
          <table:table-cell office:value-type="string">
            <text:p>argenti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0455">
            <text:p>120455</text:p>
          </table:table-cell>
          <table:table-cell office:value-type="string">
            <text:p>pod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720">
            <text:p>40720</text:p>
          </table:table-cell>
          <table:table-cell office:value-type="string">
            <text:p>ud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871">
            <text:p>37871</text:p>
          </table:table-cell>
          <table:table-cell office:value-type="string">
            <text:p>habrá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415">
            <text:p>51415</text:p>
          </table:table-cell>
          <table:table-cell office:value-type="string">
            <text:p>polític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939">
            <text:p>43939</text:p>
          </table:table-cell>
          <table:table-cell office:value-type="string">
            <text:p>sid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7130">
            <text:p>87130</text:p>
          </table:table-cell>
          <table:table-cell office:value-type="string">
            <text:p>notici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433">
            <text:p>33433</text:p>
          </table:table-cell>
          <table:table-cell office:value-type="string">
            <text:p>man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144">
            <text:p>58144</text:p>
          </table:table-cell>
          <table:table-cell office:value-type="string">
            <text:p>notic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6871">
            <text:p>216871</text:p>
          </table:table-cell>
          <table:table-cell office:value-type="string">
            <text:p>am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9591">
            <text:p>59591</text:p>
          </table:table-cell>
          <table:table-cell office:value-type="string">
            <text:p>millon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125">
            <text:p>44125</text:p>
          </table:table-cell>
          <table:table-cell office:value-type="string">
            <text:p>idea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1202">
            <text:p>61202</text:p>
          </table:table-cell>
          <table:table-cell office:value-type="string">
            <text:p>bas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882">
            <text:p>52882</text:p>
          </table:table-cell>
          <table:table-cell office:value-type="string">
            <text:p>punt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069">
            <text:p>35069</text:p>
          </table:table-cell>
          <table:table-cell office:value-type="string">
            <text:p>sex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90256">
            <text:p>290256</text:p>
          </table:table-cell>
          <table:table-cell office:value-type="string">
            <text:p>nunc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472">
            <text:p>31472</text:p>
          </table:table-cell>
          <table:table-cell office:value-type="string">
            <text:p>gle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4404">
            <text:p>64404</text:p>
          </table:table-cell>
          <table:table-cell office:value-type="string">
            <text:p>us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35244">
            <text:p>235244</text:p>
          </table:table-cell>
          <table:table-cell office:value-type="string">
            <text:p>ca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38315">
            <text:p>238315</text:p>
          </table:table-cell>
          <table:table-cell office:value-type="string">
            <text:p>así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3919">
            <text:p>63919</text:p>
          </table:table-cell>
          <table:table-cell office:value-type="string">
            <text:p>interesa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749">
            <text:p>47749</text:p>
          </table:table-cell>
          <table:table-cell office:value-type="string">
            <text:p>culp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257">
            <text:p>44257</text:p>
          </table:table-cell>
          <table:table-cell office:value-type="string">
            <text:p>comi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964">
            <text:p>35964</text:p>
          </table:table-cell>
          <table:table-cell office:value-type="string">
            <text:p>informació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366">
            <text:p>73366</text:p>
          </table:table-cell>
          <table:table-cell office:value-type="string">
            <text:p>mied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528">
            <text:p>55528</text:p>
          </table:table-cell>
          <table:table-cell office:value-type="string">
            <text:p>rar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1332">
            <text:p>111332</text:p>
          </table:table-cell>
          <table:table-cell office:value-type="string">
            <text:p>muj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5895">
            <text:p>115895</text:p>
          </table:table-cell>
          <table:table-cell office:value-type="string">
            <text:p>gobiern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215">
            <text:p>57215</text:p>
          </table:table-cell>
          <table:table-cell office:value-type="string">
            <text:p>nuev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886">
            <text:p>31886</text:p>
          </table:table-cell>
          <table:table-cell office:value-type="string">
            <text:p>pi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765">
            <text:p>56765</text:p>
          </table:table-cell>
          <table:table-cell office:value-type="string">
            <text:p>ayu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490">
            <text:p>31490</text:p>
          </table:table-cell>
          <table:table-cell office:value-type="string">
            <text:p>prese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307">
            <text:p>38307</text:p>
          </table:table-cell>
          <table:table-cell office:value-type="string">
            <text:p>dig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071">
            <text:p>39071</text:p>
          </table:table-cell>
          <table:table-cell office:value-type="string">
            <text:p>h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762">
            <text:p>41762</text:p>
          </table:table-cell>
          <table:table-cell office:value-type="string">
            <text:p>se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2743">
            <text:p>432743</text:p>
          </table:table-cell>
          <table:table-cell office:value-type="string">
            <text:p>ni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230">
            <text:p>31230</text:p>
          </table:table-cell>
          <table:table-cell office:value-type="string">
            <text:p>congres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5240">
            <text:p>165240</text:p>
          </table:table-cell>
          <table:table-cell office:value-type="string">
            <text:p>boc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946">
            <text:p>48946</text:p>
          </table:table-cell>
          <table:table-cell office:value-type="string">
            <text:p>termi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249">
            <text:p>38249</text:p>
          </table:table-cell>
          <table:table-cell office:value-type="string">
            <text:p>feder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250">
            <text:p>59250</text:p>
          </table:table-cell>
          <table:table-cell office:value-type="string">
            <text:p>mí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522">
            <text:p>43522</text:p>
          </table:table-cell>
          <table:table-cell office:value-type="string">
            <text:p>geni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75440">
            <text:p>75440</text:p>
          </table:table-cell>
          <table:table-cell office:value-type="string">
            <text:p>worl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541">
            <text:p>55541</text:p>
          </table:table-cell>
          <table:table-cell office:value-type="string">
            <text:p>messi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3595">
            <text:p>103595</text:p>
          </table:table-cell>
          <table:table-cell office:value-type="string">
            <text:p>arg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102">
            <text:p>65102</text:p>
          </table:table-cell>
          <table:table-cell office:value-type="string">
            <text:p>mand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361">
            <text:p>31361</text:p>
          </table:table-cell>
          <table:table-cell office:value-type="string">
            <text:p>prefie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152">
            <text:p>73152</text:p>
          </table:table-cell>
          <table:table-cell office:value-type="string">
            <text:p>tw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9026">
            <text:p>49026</text:p>
          </table:table-cell>
          <table:table-cell office:value-type="string">
            <text:p>cuen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454">
            <text:p>36454</text:p>
          </table:table-cell>
          <table:table-cell office:value-type="string">
            <text:p>pregun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391">
            <text:p>100391</text:p>
          </table:table-cell>
          <table:table-cell office:value-type="string">
            <text:p>pas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6981">
            <text:p>46981</text:p>
          </table:table-cell>
          <table:table-cell office:value-type="string">
            <text:p>siii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0247">
            <text:p>30247</text:p>
          </table:table-cell>
          <table:table-cell office:value-type="string">
            <text:p>poc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346">
            <text:p>31346</text:p>
          </table:table-cell>
          <table:table-cell office:value-type="string">
            <text:p>vuelv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7877">
            <text:p>77877</text:p>
          </table:table-cell>
          <table:table-cell office:value-type="string">
            <text:p>pens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531">
            <text:p>30531</text:p>
          </table:table-cell>
          <table:table-cell office:value-type="string">
            <text:p>japo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06526">
            <text:p>606526</text:p>
          </table:table-cell>
          <table:table-cell office:value-type="string">
            <text:p>quie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ene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5491">
            <text:p>105491</text:p>
          </table:table-cell>
          <table:table-cell office:value-type="string">
            <text:p>deb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551">
            <text:p>52551</text:p>
          </table:table-cell>
          <table:table-cell office:value-type="string">
            <text:p>lui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65738">
            <text:p>965738</text:p>
          </table:table-cell>
          <table:table-cell office:value-type="string">
            <text:p>gracia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7037">
            <text:p>37037</text:p>
          </table:table-cell>
          <table:table-cell office:value-type="string">
            <text:p>b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244">
            <text:p>33244</text:p>
          </table:table-cell>
          <table:table-cell office:value-type="string">
            <text:p>espac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2112">
            <text:p>82112</text:p>
          </table:table-cell>
          <table:table-cell office:value-type="string">
            <text:p>obvi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4713">
            <text:p>84713</text:p>
          </table:table-cell>
          <table:table-cell office:value-type="string">
            <text:p>lluv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5188">
            <text:p>175188</text:p>
          </table:table-cell>
          <table:table-cell office:value-type="string">
            <text:p>est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88193">
            <text:p>3888193</text:p>
          </table:table-cell>
          <table:table-cell office:value-type="string">
            <text:p>l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451">
            <text:p>51451</text:p>
          </table:table-cell>
          <table:table-cell office:value-type="string">
            <text:p>tení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4890">
            <text:p>64890</text:p>
          </table:table-cell>
          <table:table-cell office:value-type="string">
            <text:p>mendoz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071">
            <text:p>50071</text:p>
          </table:table-cell>
          <table:table-cell office:value-type="string">
            <text:p>fe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771">
            <text:p>41771</text:p>
          </table:table-cell>
          <table:table-cell office:value-type="string">
            <text:p>quien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284">
            <text:p>46284</text:p>
          </table:table-cell>
          <table:table-cell office:value-type="string">
            <text:p>regal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9889">
            <text:p>49889</text:p>
          </table:table-cell>
          <table:table-cell office:value-type="string">
            <text:p>ric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4402">
            <text:p>34402</text:p>
          </table:table-cell>
          <table:table-cell office:value-type="string">
            <text:p>recuer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853">
            <text:p>44853</text:p>
          </table:table-cell>
          <table:table-cell office:value-type="string">
            <text:p>er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2914">
            <text:p>62914</text:p>
          </table:table-cell>
          <table:table-cell office:value-type="string">
            <text:p>palerm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1601">
            <text:p>241601</text:p>
          </table:table-cell>
          <table:table-cell office:value-type="string">
            <text:p>vien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9464">
            <text:p>49464</text:p>
          </table:table-cell>
          <table:table-cell office:value-type="string">
            <text:p>canch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1828">
            <text:p>91828</text:p>
          </table:table-cell>
          <table:table-cell office:value-type="string">
            <text:p>mejore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7087">
            <text:p>37087</text:p>
          </table:table-cell>
          <table:table-cell office:value-type="string">
            <text:p>avis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440">
            <text:p>33440</text:p>
          </table:table-cell>
          <table:table-cell office:value-type="string">
            <text:p>miercol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902">
            <text:p>36902</text:p>
          </table:table-cell>
          <table:table-cell office:value-type="string">
            <text:p>pagi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3447">
            <text:p>53447</text:p>
          </table:table-cell>
          <table:table-cell office:value-type="string">
            <text:p>b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294">
            <text:p>35294</text:p>
          </table:table-cell>
          <table:table-cell office:value-type="string">
            <text:p>nive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8830">
            <text:p>68830</text:p>
          </table:table-cell>
          <table:table-cell office:value-type="string">
            <text:p>realida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378">
            <text:p>36378</text:p>
          </table:table-cell>
          <table:table-cell office:value-type="string">
            <text:p>dese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5990">
            <text:p>575990</text:p>
          </table:table-cell>
          <table:table-cell office:value-type="string">
            <text:p>d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2018">
            <text:p>102018</text:p>
          </table:table-cell>
          <table:table-cell office:value-type="string">
            <text:p>equip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6246">
            <text:p>76246</text:p>
          </table:table-cell>
          <table:table-cell office:value-type="string">
            <text:p>deja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572">
            <text:p>41572</text:p>
          </table:table-cell>
          <table:table-cell office:value-type="string">
            <text:p>sal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2670">
            <text:p>82670</text:p>
          </table:table-cell>
          <table:table-cell office:value-type="string">
            <text:p>lleg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403">
            <text:p>45403</text:p>
          </table:table-cell>
          <table:table-cell office:value-type="string">
            <text:p>su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0650">
            <text:p>90650</text:p>
          </table:table-cell>
          <table:table-cell office:value-type="string">
            <text:p>how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7930">
            <text:p>77930</text:p>
          </table:table-cell>
          <table:table-cell office:value-type="string">
            <text:p>algun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8659">
            <text:p>288659</text:p>
          </table:table-cell>
          <table:table-cell office:value-type="string">
            <text:p>qui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0049">
            <text:p>110049</text:p>
          </table:table-cell>
          <table:table-cell office:value-type="string">
            <text:p>so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693">
            <text:p>42693</text:p>
          </table:table-cell>
          <table:table-cell office:value-type="string">
            <text:p>deci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6409">
            <text:p>166409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5938">
            <text:p>35938</text:p>
          </table:table-cell>
          <table:table-cell office:value-type="string">
            <text:p>parqu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462">
            <text:p>34462</text:p>
          </table:table-cell>
          <table:table-cell office:value-type="string">
            <text:p>wow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4143">
            <text:p>54143</text:p>
          </table:table-cell>
          <table:table-cell office:value-type="string">
            <text:p>mane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607">
            <text:p>45607</text:p>
          </table:table-cell>
          <table:table-cell office:value-type="string">
            <text:p>apoy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1781">
            <text:p>61781</text:p>
          </table:table-cell>
          <table:table-cell office:value-type="string">
            <text:p>libr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72847">
            <text:p>72847</text:p>
          </table:table-cell>
          <table:table-cell office:value-type="string">
            <text:p>fuer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7273">
            <text:p>67273</text:p>
          </table:table-cell>
          <table:table-cell office:value-type="string">
            <text:p>futbo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201">
            <text:p>52201</text:p>
          </table:table-cell>
          <table:table-cell office:value-type="string">
            <text:p>clas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072">
            <text:p>35072</text:p>
          </table:table-cell>
          <table:table-cell office:value-type="string">
            <text:p>próxim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8425">
            <text:p>88425</text:p>
          </table:table-cell>
          <table:table-cell office:value-type="string">
            <text:p>sup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71151">
            <text:p>171151</text:p>
          </table:table-cell>
          <table:table-cell office:value-type="string">
            <text:p>jajaj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9792">
            <text:p>39792</text:p>
          </table:table-cell>
          <table:table-cell office:value-type="string">
            <text:p>u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7631">
            <text:p>67631</text:p>
          </table:table-cell>
          <table:table-cell office:value-type="string">
            <text:p>recié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97963">
            <text:p>297963</text:p>
          </table:table-cell>
          <table:table-cell office:value-type="string">
            <text:p>algui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056">
            <text:p>34056</text:p>
          </table:table-cell>
          <table:table-cell office:value-type="string">
            <text:p>habl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an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2583">
            <text:p>172583</text:p>
          </table:table-cell>
          <table:table-cell office:value-type="string">
            <text:p>ahi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040">
            <text:p>39040</text:p>
          </table:table-cell>
          <table:table-cell office:value-type="string">
            <text:p>respe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6183">
            <text:p>76183</text:p>
          </table:table-cell>
          <table:table-cell office:value-type="string">
            <text:p>llam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4287">
            <text:p>114287</text:p>
          </table:table-cell>
          <table:table-cell office:value-type="string">
            <text:p>la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6405">
            <text:p>216405</text:p>
          </table:table-cell>
          <table:table-cell office:value-type="string">
            <text:p>a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4119">
            <text:p>114119</text:p>
          </table:table-cell>
          <table:table-cell office:value-type="string">
            <text:p>sho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8670">
            <text:p>58670</text:p>
          </table:table-cell>
          <table:table-cell office:value-type="string">
            <text:p>serí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7965">
            <text:p>117965</text:p>
          </table:table-cell>
          <table:table-cell office:value-type="string">
            <text:p>tv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625">
            <text:p>52625</text:p>
          </table:table-cell>
          <table:table-cell office:value-type="string">
            <text:p>hum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3102">
            <text:p>33102</text:p>
          </table:table-cell>
          <table:table-cell office:value-type="string">
            <text:p>cit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1079">
            <text:p>121079</text:p>
          </table:table-cell>
          <table:table-cell office:value-type="string">
            <text:p>será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820">
            <text:p>42820</text:p>
          </table:table-cell>
          <table:table-cell office:value-type="string">
            <text:p>necesi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409">
            <text:p>39409</text:p>
          </table:table-cell>
          <table:table-cell office:value-type="string">
            <text:p>barr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070">
            <text:p>65070</text:p>
          </table:table-cell>
          <table:table-cell office:value-type="string">
            <text:p>lar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130">
            <text:p>34130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8989">
            <text:p>118989</text:p>
          </table:table-cell>
          <table:table-cell office:value-type="string">
            <text:p>chic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549">
            <text:p>73549</text:p>
          </table:table-cell>
          <table:table-cell office:value-type="string">
            <text:p>chica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5536">
            <text:p>45536</text:p>
          </table:table-cell>
          <table:table-cell office:value-type="string">
            <text:p>segurida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0411">
            <text:p>150411</text:p>
          </table:table-cell>
          <table:table-cell office:value-type="string">
            <text:p>sal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0049">
            <text:p>90049</text:p>
          </table:table-cell>
          <table:table-cell office:value-type="string">
            <text:p>mad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2725">
            <text:p>62725</text:p>
          </table:table-cell>
          <table:table-cell office:value-type="string">
            <text:p>argentin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2064">
            <text:p>122064</text:p>
          </table:table-cell>
          <table:table-cell office:value-type="string">
            <text:p>ciuda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1999">
            <text:p>211999</text:p>
          </table:table-cell>
          <table:table-cell office:value-type="string">
            <text:p>ten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4014">
            <text:p>94014</text:p>
          </table:table-cell>
          <table:table-cell office:value-type="string">
            <text:p>luz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2424">
            <text:p>42424</text:p>
          </table:table-cell>
          <table:table-cell office:value-type="string">
            <text:p>queré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0972">
            <text:p>60972</text:p>
          </table:table-cell>
          <table:table-cell office:value-type="string">
            <text:p>pront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71272">
            <text:p>71272</text:p>
          </table:table-cell>
          <table:table-cell office:value-type="string">
            <text:p>re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0262">
            <text:p>60262</text:p>
          </table:table-cell>
          <table:table-cell office:value-type="string">
            <text:p>estudi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466">
            <text:p>31466</text:p>
          </table:table-cell>
          <table:table-cell office:value-type="string">
            <text:p>tak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137">
            <text:p>36137</text:p>
          </table:table-cell>
          <table:table-cell office:value-type="string">
            <text:p>sal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4275">
            <text:p>104275</text:p>
          </table:table-cell>
          <table:table-cell office:value-type="string">
            <text:p>club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2277">
            <text:p>422277</text:p>
          </table:table-cell>
          <table:table-cell office:value-type="string">
            <text:p>s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9752">
            <text:p>99752</text:p>
          </table:table-cell>
          <table:table-cell office:value-type="string">
            <text:p>pod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35525">
            <text:p>135525</text:p>
          </table:table-cell>
          <table:table-cell office:value-type="string">
            <text:p>lun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513">
            <text:p>39513</text:p>
          </table:table-cell>
          <table:table-cell office:value-type="string">
            <text:p>buenisim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63375">
            <text:p>63375</text:p>
          </table:table-cell>
          <table:table-cell office:value-type="string">
            <text:p>especia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3383">
            <text:p>33383</text:p>
          </table:table-cell>
          <table:table-cell office:value-type="string">
            <text:p>mat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820">
            <text:p>34820</text:p>
          </table:table-cell>
          <table:table-cell office:value-type="string">
            <text:p>ga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350">
            <text:p>48350</text:p>
          </table:table-cell>
          <table:table-cell office:value-type="string">
            <text:p>prens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9279">
            <text:p>69279</text:p>
          </table:table-cell>
          <table:table-cell office:value-type="string">
            <text:p>entrad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062">
            <text:p>37062</text:p>
          </table:table-cell>
          <table:table-cell office:value-type="string">
            <text:p>puer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9082">
            <text:p>59082</text:p>
          </table:table-cell>
          <table:table-cell office:value-type="string">
            <text:p>fuero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0332">
            <text:p>130332</text:p>
          </table:table-cell>
          <table:table-cell office:value-type="string">
            <text:p>person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0461">
            <text:p>190461</text:p>
          </table:table-cell>
          <table:table-cell office:value-type="string">
            <text:p>fina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4459">
            <text:p>34459</text:p>
          </table:table-cell>
          <table:table-cell office:value-type="string">
            <text:p>hub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427">
            <text:p>43427</text:p>
          </table:table-cell>
          <table:table-cell office:value-type="string">
            <text:p>digit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443">
            <text:p>35443</text:p>
          </table:table-cell>
          <table:table-cell office:value-type="string">
            <text:p>versió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3662">
            <text:p>63662</text:p>
          </table:table-cell>
          <table:table-cell office:value-type="string">
            <text:p>fech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305">
            <text:p>34305</text:p>
          </table:table-cell>
          <table:table-cell office:value-type="string">
            <text:p>work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492">
            <text:p>55492</text:p>
          </table:table-cell>
          <table:table-cell office:value-type="string">
            <text:p>bastant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28040">
            <text:p>128040</text:p>
          </table:table-cell>
          <table:table-cell office:value-type="string">
            <text:p>segur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2171">
            <text:p>32171</text:p>
          </table:table-cell>
          <table:table-cell office:value-type="string">
            <text:p>frí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1979">
            <text:p>191979</text:p>
          </table:table-cell>
          <table:table-cell office:value-type="string">
            <text:p>nuev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3746">
            <text:p>263746</text:p>
          </table:table-cell>
          <table:table-cell office:value-type="string">
            <text:p>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6921">
            <text:p>136921</text:p>
          </table:table-cell>
          <table:table-cell office:value-type="string">
            <text:p>hacie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9680">
            <text:p>619680</text:p>
          </table:table-cell>
          <table:table-cell office:value-type="string">
            <text:p>v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603">
            <text:p>30603</text:p>
          </table:table-cell>
          <table:table-cell office:value-type="string">
            <text:p>guer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0128">
            <text:p>70128</text:p>
          </table:table-cell>
          <table:table-cell office:value-type="string">
            <text:p>iphon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068">
            <text:p>35068</text:p>
          </table:table-cell>
          <table:table-cell office:value-type="string">
            <text:p>dine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2708">
            <text:p>102708</text:p>
          </table:table-cell>
          <table:table-cell office:value-type="string">
            <text:p>d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897">
            <text:p>47897</text:p>
          </table:table-cell>
          <table:table-cell office:value-type="string">
            <text:p>fras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4682">
            <text:p>114682</text:p>
          </table:table-cell>
          <table:table-cell office:value-type="string">
            <text:p>prime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353">
            <text:p>34353</text:p>
          </table:table-cell>
          <table:table-cell office:value-type="string">
            <text:p>sal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555">
            <text:p>100555</text:p>
          </table:table-cell>
          <table:table-cell office:value-type="string">
            <text:p>pu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753">
            <text:p>31753</text:p>
          </table:table-cell>
          <table:table-cell office:value-type="string">
            <text:p>llev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8323">
            <text:p>418323</text:p>
          </table:table-cell>
          <table:table-cell office:value-type="string">
            <text:p>much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3101">
            <text:p>213101</text:p>
          </table:table-cell>
          <table:table-cell office:value-type="string">
            <text:p>ant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660">
            <text:p>30660</text:p>
          </table:table-cell>
          <table:table-cell office:value-type="string">
            <text:p>merec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9338">
            <text:p>739338</text:p>
          </table:table-cell>
          <table:table-cell office:value-type="string">
            <text:p>ten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100">
            <text:p>35100</text:p>
          </table:table-cell>
          <table:table-cell office:value-type="string">
            <text:p>model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763">
            <text:p>52763</text:p>
          </table:table-cell>
          <table:table-cell office:value-type="string">
            <text:p>mensaj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4146">
            <text:p>54146</text:p>
          </table:table-cell>
          <table:table-cell office:value-type="string">
            <text:p>corazó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2331">
            <text:p>32331</text:p>
          </table:table-cell>
          <table:table-cell office:value-type="string">
            <text:p>muest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728">
            <text:p>38728</text:p>
          </table:table-cell>
          <table:table-cell office:value-type="string">
            <text:p>mir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73781">
            <text:p>73781</text:p>
          </table:table-cell>
          <table:table-cell office:value-type="string">
            <text:p>muert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667">
            <text:p>42667</text:p>
          </table:table-cell>
          <table:table-cell office:value-type="string">
            <text:p>allá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1082">
            <text:p>121082</text:p>
          </table:table-cell>
          <table:table-cell office:value-type="string">
            <text:p>entonc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4688">
            <text:p>84688</text:p>
          </table:table-cell>
          <table:table-cell office:value-type="string">
            <text:p>todaví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5160">
            <text:p>35160</text:p>
          </table:table-cell>
          <table:table-cell office:value-type="string">
            <text:p>coo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75540">
            <text:p>275540</text:p>
          </table:table-cell>
          <table:table-cell office:value-type="string">
            <text:p>tiemp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508">
            <text:p>32508</text:p>
          </table:table-cell>
          <table:table-cell office:value-type="string">
            <text:p>pid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925">
            <text:p>32925</text:p>
          </table:table-cell>
          <table:table-cell office:value-type="string">
            <text:p>quedó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812">
            <text:p>44812</text:p>
          </table:table-cell>
          <table:table-cell office:value-type="string">
            <text:p>películ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7337">
            <text:p>247337</text:p>
          </table:table-cell>
          <table:table-cell office:value-type="string">
            <text:p>se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815">
            <text:p>31815</text:p>
          </table:table-cell>
          <table:table-cell office:value-type="string">
            <text:p>car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612">
            <text:p>61612</text:p>
          </table:table-cell>
          <table:table-cell office:value-type="string">
            <text:p>pos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05464">
            <text:p>105464</text:p>
          </table:table-cell>
          <table:table-cell office:value-type="string">
            <text:p>nacion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037">
            <text:p>34037</text:p>
          </table:table-cell>
          <table:table-cell office:value-type="string">
            <text:p>nom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3792">
            <text:p>143792</text:p>
          </table:table-cell>
          <table:table-cell office:value-type="string">
            <text:p>program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73859">
            <text:p>673859</text:p>
          </table:table-cell>
          <table:table-cell office:value-type="string">
            <text:p>es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101">
            <text:p>44101</text:p>
          </table:table-cell>
          <table:table-cell office:value-type="string">
            <text:p>adent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333">
            <text:p>65333</text:p>
          </table:table-cell>
          <table:table-cell office:value-type="string">
            <text:p>ex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9792">
            <text:p>49792</text:p>
          </table:table-cell>
          <table:table-cell office:value-type="string">
            <text:p>pel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2832">
            <text:p>102832</text:p>
          </table:table-cell>
          <table:table-cell office:value-type="string">
            <text:p>acab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214">
            <text:p>41214</text:p>
          </table:table-cell>
          <table:table-cell office:value-type="string">
            <text:p>estudiant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563">
            <text:p>31563</text:p>
          </table:table-cell>
          <table:table-cell office:value-type="string">
            <text:p>tranqu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3508">
            <text:p>33508</text:p>
          </table:table-cell>
          <table:table-cell office:value-type="string">
            <text:p>solang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3171">
            <text:p>83171</text:p>
          </table:table-cell>
          <table:table-cell office:value-type="string">
            <text:p>encant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75158">
            <text:p>75158</text:p>
          </table:table-cell>
          <table:table-cell office:value-type="string">
            <text:p>trabaj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6451">
            <text:p>76451</text:p>
          </table:table-cell>
          <table:table-cell office:value-type="string">
            <text:p>habl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9673">
            <text:p>219673</text:p>
          </table:table-cell>
          <table:table-cell office:value-type="string">
            <text:p>ac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714">
            <text:p>45714</text:p>
          </table:table-cell>
          <table:table-cell office:value-type="string">
            <text:p>córdob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4268">
            <text:p>54268</text:p>
          </table:table-cell>
          <table:table-cell office:value-type="string">
            <text:p>may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1887">
            <text:p>41887</text:p>
          </table:table-cell>
          <table:table-cell office:value-type="string">
            <text:p>lech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4610">
            <text:p>74610</text:p>
          </table:table-cell>
          <table:table-cell office:value-type="string">
            <text:p>hic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3597">
            <text:p>223597</text:p>
          </table:table-cell>
          <table:table-cell office:value-type="string">
            <text:p>dormi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11193">
            <text:p>111193</text:p>
          </table:table-cell>
          <table:table-cell office:value-type="string">
            <text:p>can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4170">
            <text:p>94170</text:p>
          </table:table-cell>
          <table:table-cell office:value-type="string">
            <text:p>volv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846">
            <text:p>44846</text:p>
          </table:table-cell>
          <table:table-cell office:value-type="string">
            <text:p>dulc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2359">
            <text:p>52359</text:p>
          </table:table-cell>
          <table:table-cell office:value-type="string">
            <text:p>jueg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262">
            <text:p>44262</text:p>
          </table:table-cell>
          <table:table-cell office:value-type="string">
            <text:p>etc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0929">
            <text:p>120929</text:p>
          </table:table-cell>
          <table:table-cell office:value-type="string">
            <text:p>web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646">
            <text:p>45646</text:p>
          </table:table-cell>
          <table:table-cell office:value-type="string">
            <text:p>tem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563">
            <text:p>48563</text:p>
          </table:table-cell>
          <table:table-cell office:value-type="string">
            <text:p>trabaj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306">
            <text:p>37306</text:p>
          </table:table-cell>
          <table:table-cell office:value-type="string">
            <text:p>lluev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218">
            <text:p>31218</text:p>
          </table:table-cell>
          <table:table-cell office:value-type="string">
            <text:p>march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9481">
            <text:p>79481</text:p>
          </table:table-cell>
          <table:table-cell office:value-type="string">
            <text:p>habl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530">
            <text:p>36530</text:p>
          </table:table-cell>
          <table:table-cell office:value-type="string">
            <text:p>dijero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9097">
            <text:p>89097</text:p>
          </table:table-cell>
          <table:table-cell office:value-type="string">
            <text:p>escuch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70730">
            <text:p>70730</text:p>
          </table:table-cell>
          <table:table-cell office:value-type="string">
            <text:p>compr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5935">
            <text:p>65935</text:p>
          </table:table-cell>
          <table:table-cell office:value-type="string">
            <text:p>sig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2535">
            <text:p>362535</text:p>
          </table:table-cell>
          <table:table-cell office:value-type="string">
            <text:p>bueno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8437">
            <text:p>38437</text:p>
          </table:table-cell>
          <table:table-cell office:value-type="string">
            <text:p>comie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6316">
            <text:p>66316</text:p>
          </table:table-cell>
          <table:table-cell office:value-type="string">
            <text:p>ultim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26017">
            <text:p>226017</text:p>
          </table:table-cell>
          <table:table-cell office:value-type="string">
            <text:p>v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593">
            <text:p>32593</text:p>
          </table:table-cell>
          <table:table-cell office:value-type="string">
            <text:p>felice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87541">
            <text:p>187541</text:p>
          </table:table-cell>
          <table:table-cell office:value-type="string">
            <text:p>fav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53736">
            <text:p>53736</text:p>
          </table:table-cell>
          <table:table-cell office:value-type="string">
            <text:p>hag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063">
            <text:p>65063</text:p>
          </table:table-cell>
          <table:table-cell office:value-type="string">
            <text:p>anoch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7995">
            <text:p>107995</text:p>
          </table:table-cell>
          <table:table-cell office:value-type="string">
            <text:p>t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554">
            <text:p>33554</text:p>
          </table:table-cell>
          <table:table-cell office:value-type="string">
            <text:p>pun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100">
            <text:p>39100</text:p>
          </table:table-cell>
          <table:table-cell office:value-type="string">
            <text:p>coraz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5036">
            <text:p>35036</text:p>
          </table:table-cell>
          <table:table-cell office:value-type="string">
            <text:p>curs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583">
            <text:p>34583</text:p>
          </table:table-cell>
          <table:table-cell office:value-type="string">
            <text:p>colo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128">
            <text:p>35128</text:p>
          </table:table-cell>
          <table:table-cell office:value-type="string">
            <text:p>dobl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9474">
            <text:p>69474</text:p>
          </table:table-cell>
          <table:table-cell office:value-type="string">
            <text:p>pobr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077">
            <text:p>47077</text:p>
          </table:table-cell>
          <table:table-cell office:value-type="string">
            <text:p>hiciero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6215">
            <text:p>96215</text:p>
          </table:table-cell>
          <table:table-cell office:value-type="string">
            <text:p>cabez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8423">
            <text:p>98423</text:p>
          </table:table-cell>
          <table:table-cell office:value-type="string">
            <text:p>banc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877">
            <text:p>36877</text:p>
          </table:table-cell>
          <table:table-cell office:value-type="string">
            <text:p>poquit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5211">
            <text:p>75211</text:p>
          </table:table-cell>
          <table:table-cell office:value-type="string">
            <text:p>tom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4191">
            <text:p>314191</text:p>
          </table:table-cell>
          <table:table-cell office:value-type="string">
            <text:p>mi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719">
            <text:p>52719</text:p>
          </table:table-cell>
          <table:table-cell office:value-type="string">
            <text:p>hacem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045">
            <text:p>36045</text:p>
          </table:table-cell>
          <table:table-cell office:value-type="string">
            <text:p>marado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1331">
            <text:p>71331</text:p>
          </table:table-cell>
          <table:table-cell office:value-type="string">
            <text:p>famil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5842">
            <text:p>95842</text:p>
          </table:table-cell>
          <table:table-cell office:value-type="string">
            <text:p>happy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72251">
            <text:p>72251</text:p>
          </table:table-cell>
          <table:table-cell office:value-type="string">
            <text:p>cas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3520">
            <text:p>53520</text:p>
          </table:table-cell>
          <table:table-cell office:value-type="string">
            <text:p>teng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792">
            <text:p>61792</text:p>
          </table:table-cell>
          <table:table-cell office:value-type="string">
            <text:p>marz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987">
            <text:p>73987</text:p>
          </table:table-cell>
          <table:table-cell office:value-type="string">
            <text:p>hech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301">
            <text:p>48301</text:p>
          </table:table-cell>
          <table:table-cell office:value-type="string">
            <text:p>pc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856">
            <text:p>43856</text:p>
          </table:table-cell>
          <table:table-cell office:value-type="string">
            <text:p>sies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109">
            <text:p>45109</text:p>
          </table:table-cell>
          <table:table-cell office:value-type="string">
            <text:p>hamb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73411">
            <text:p>673411</text:p>
          </table:table-cell>
          <table:table-cell office:value-type="string">
            <text:p>v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602">
            <text:p>46602</text:p>
          </table:table-cell>
          <table:table-cell office:value-type="string">
            <text:p>vill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0977">
            <text:p>410977</text:p>
          </table:table-cell>
          <table:table-cell office:value-type="string">
            <text:p>siemp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2840">
            <text:p>402840</text:p>
          </table:table-cell>
          <table:table-cell office:value-type="string">
            <text:p>vam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487">
            <text:p>38487</text:p>
          </table:table-cell>
          <table:table-cell office:value-type="string">
            <text:p>blackberr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9804">
            <text:p>89804</text:p>
          </table:table-cell>
          <table:table-cell office:value-type="string">
            <text:p>lue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425">
            <text:p>30425</text:p>
          </table:table-cell>
          <table:table-cell office:value-type="string">
            <text:p>suscri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343">
            <text:p>38343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8319">
            <text:p>68319</text:p>
          </table:table-cell>
          <table:table-cell office:value-type="string">
            <text:p>cumpleañ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9839">
            <text:p>39839</text:p>
          </table:table-cell>
          <table:table-cell office:value-type="string">
            <text:p>ofici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836">
            <text:p>61836</text:p>
          </table:table-cell>
          <table:table-cell office:value-type="string">
            <text:p>encuentr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1894">
            <text:p>31894</text:p>
          </table:table-cell>
          <table:table-cell office:value-type="string">
            <text:p>mita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353">
            <text:p>35353</text:p>
          </table:table-cell>
          <table:table-cell office:value-type="string">
            <text:p>vien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83923">
            <text:p>183923</text:p>
          </table:table-cell>
          <table:table-cell office:value-type="string">
            <text:p>nadi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470">
            <text:p>56470</text:p>
          </table:table-cell>
          <table:table-cell office:value-type="string">
            <text:p>lis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4664">
            <text:p>74664</text:p>
          </table:table-cell>
          <table:table-cell office:value-type="string">
            <text:p>macri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6654">
            <text:p>66654</text:p>
          </table:table-cell>
          <table:table-cell office:value-type="string">
            <text:p>cam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05369">
            <text:p>605369</text:p>
          </table:table-cell>
          <table:table-cell office:value-type="string">
            <text:p>dí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707">
            <text:p>33707</text:p>
          </table:table-cell>
          <table:table-cell office:value-type="string">
            <text:p>disfruta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9778">
            <text:p>109778</text:p>
          </table:table-cell>
          <table:table-cell office:value-type="string">
            <text:p>que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1681">
            <text:p>71681</text:p>
          </table:table-cell>
          <table:table-cell office:value-type="string">
            <text:p>a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3190">
            <text:p>93190</text:p>
          </table:table-cell>
          <table:table-cell office:value-type="string">
            <text:p>jajajajaj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4143">
            <text:p>34143</text:p>
          </table:table-cell>
          <table:table-cell office:value-type="string">
            <text:p>pregunt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411">
            <text:p>39411</text:p>
          </table:table-cell>
          <table:table-cell office:value-type="string">
            <text:p>perd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7303">
            <text:p>37303</text:p>
          </table:table-cell>
          <table:table-cell office:value-type="string">
            <text:p>mis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397">
            <text:p>39397</text:p>
          </table:table-cell>
          <table:table-cell office:value-type="string">
            <text:p>mentir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8961">
            <text:p>118961</text:p>
          </table:table-cell>
          <table:table-cell office:value-type="string">
            <text:p>algu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772">
            <text:p>40772</text:p>
          </table:table-cell>
          <table:table-cell office:value-type="string">
            <text:p>ca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837">
            <text:p>36837</text:p>
          </table:table-cell>
          <table:table-cell office:value-type="string">
            <text:p>entend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3277">
            <text:p>93277</text:p>
          </table:table-cell>
          <table:table-cell office:value-type="string">
            <text:p>jon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31562">
            <text:p>231562</text:p>
          </table:table-cell>
          <table:table-cell office:value-type="string">
            <text:p>ch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6245">
            <text:p>66245</text:p>
          </table:table-cell>
          <table:table-cell office:value-type="string">
            <text:p>a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592">
            <text:p>65592</text:p>
          </table:table-cell>
          <table:table-cell office:value-type="string">
            <text:p>algú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1661">
            <text:p>311661</text:p>
          </table:table-cell>
          <table:table-cell office:value-type="string">
            <text:p>t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9398">
            <text:p>169398</text:p>
          </table:table-cell>
          <table:table-cell office:value-type="string">
            <text:p>follow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623">
            <text:p>36623</text:p>
          </table:table-cell>
          <table:table-cell office:value-type="string">
            <text:p>jugado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3877">
            <text:p>53877</text:p>
          </table:table-cell>
          <table:table-cell office:value-type="string">
            <text:p>salu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3566">
            <text:p>63566</text:p>
          </table:table-cell>
          <table:table-cell office:value-type="string">
            <text:p>ga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3437">
            <text:p>183437</text:p>
          </table:table-cell>
          <table:table-cell office:value-type="string">
            <text:p>dí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85493">
            <text:p>885493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53160">
            <text:p>753160</text:p>
          </table:table-cell>
          <table:table-cell office:value-type="string">
            <text:p>vo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3808">
            <text:p>143808</text:p>
          </table:table-cell>
          <table:table-cell office:value-type="string">
            <text:p>prim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726">
            <text:p>31726</text:p>
          </table:table-cell>
          <table:table-cell office:value-type="string">
            <text:p>man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723">
            <text:p>44723</text:p>
          </table:table-cell>
          <table:table-cell office:value-type="string">
            <text:p>celul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005">
            <text:p>50005</text:p>
          </table:table-cell>
          <table:table-cell office:value-type="string">
            <text:p>japó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9632">
            <text:p>79632</text:p>
          </table:table-cell>
          <table:table-cell office:value-type="string">
            <text:p>quier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6988">
            <text:p>66988</text:p>
          </table:table-cell>
          <table:table-cell office:value-type="string">
            <text:p>oj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7884">
            <text:p>67884</text:p>
          </table:table-cell>
          <table:table-cell office:value-type="string">
            <text:p>fuerz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1546">
            <text:p>31546</text:p>
          </table:table-cell>
          <table:table-cell office:value-type="string">
            <text:p>empres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2298">
            <text:p>162298</text:p>
          </table:table-cell>
          <table:table-cell office:value-type="string">
            <text:p>parti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005">
            <text:p>100005</text:p>
          </table:table-cell>
          <table:table-cell office:value-type="string">
            <text:p>jajajaj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63434">
            <text:p>63434</text:p>
          </table:table-cell>
          <table:table-cell office:value-type="string">
            <text:p>preside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889">
            <text:p>43889</text:p>
          </table:table-cell>
          <table:table-cell office:value-type="string">
            <text:p>red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8826">
            <text:p>138826</text:p>
          </table:table-cell>
          <table:table-cell office:value-type="string">
            <text:p>eh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041">
            <text:p>57041</text:p>
          </table:table-cell>
          <table:table-cell office:value-type="string">
            <text:p>busc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841">
            <text:p>48841</text:p>
          </table:table-cell>
          <table:table-cell office:value-type="string">
            <text:p>teng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696">
            <text:p>44696</text:p>
          </table:table-cell>
          <table:table-cell office:value-type="string">
            <text:p>estuv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235">
            <text:p>33235</text:p>
          </table:table-cell>
          <table:table-cell office:value-type="string">
            <text:p>fija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6536">
            <text:p>76536</text:p>
          </table:table-cell>
          <table:table-cell office:value-type="string">
            <text:p>importa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8357">
            <text:p>108357</text:p>
          </table:table-cell>
          <table:table-cell office:value-type="string">
            <text:p>pued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i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011">
            <text:p>37011</text:p>
          </table:table-cell>
          <table:table-cell office:value-type="string">
            <text:p>niñ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2322">
            <text:p>132322</text:p>
          </table:table-cell>
          <table:table-cell office:value-type="string">
            <text:p>cos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946">
            <text:p>37946</text:p>
          </table:table-cell>
          <table:table-cell office:value-type="string">
            <text:p>deba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884">
            <text:p>40884</text:p>
          </table:table-cell>
          <table:table-cell office:value-type="string">
            <text:p>nov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534">
            <text:p>46534</text:p>
          </table:table-cell>
          <table:table-cell office:value-type="string">
            <text:p>muer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0346">
            <text:p>50346</text:p>
          </table:table-cell>
          <table:table-cell office:value-type="string">
            <text:p>esperam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ye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986">
            <text:p>40986</text:p>
          </table:table-cell>
          <table:table-cell office:value-type="string">
            <text:p>posib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34289">
            <text:p>134289</text:p>
          </table:table-cell>
          <table:table-cell office:value-type="string">
            <text:p>no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557">
            <text:p>47557</text:p>
          </table:table-cell>
          <table:table-cell office:value-type="string">
            <text:p>piens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0368">
            <text:p>170368</text:p>
          </table:table-cell>
          <table:table-cell office:value-type="string">
            <text:p>momen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822">
            <text:p>42822</text:p>
          </table:table-cell>
          <table:table-cell office:value-type="string">
            <text:p>due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0359">
            <text:p>210359</text:p>
          </table:table-cell>
          <table:table-cell office:value-type="string">
            <text:p>pas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994">
            <text:p>36994</text:p>
          </table:table-cell>
          <table:table-cell office:value-type="string">
            <text:p>viv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52888">
            <text:p>52888</text:p>
          </table:table-cell>
          <table:table-cell office:value-type="string">
            <text:p>grand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047">
            <text:p>32047</text:p>
          </table:table-cell>
          <table:table-cell office:value-type="string">
            <text:p>madri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507">
            <text:p>50507</text:p>
          </table:table-cell>
          <table:table-cell office:value-type="string">
            <text:p>pabl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130">
            <text:p>59130</text:p>
          </table:table-cell>
          <table:table-cell office:value-type="string">
            <text:p>ped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82455">
            <text:p>182455</text:p>
          </table:table-cell>
          <table:table-cell office:value-type="string">
            <text:p>ond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44169">
            <text:p>44169</text:p>
          </table:table-cell>
          <table:table-cell office:value-type="string">
            <text:p>perde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745">
            <text:p>40745</text:p>
          </table:table-cell>
          <table:table-cell office:value-type="string">
            <text:p>deberí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8875">
            <text:p>198875</text:p>
          </table:table-cell>
          <table:table-cell office:value-type="string">
            <text:p>tan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416">
            <text:p>51416</text:p>
          </table:table-cell>
          <table:table-cell office:value-type="string">
            <text:p>jorg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442">
            <text:p>36442</text:p>
          </table:table-cell>
          <table:table-cell office:value-type="string">
            <text:p>tom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137">
            <text:p>45137</text:p>
          </table:table-cell>
          <table:table-cell office:value-type="string">
            <text:p>vien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8533">
            <text:p>138533</text:p>
          </table:table-cell>
          <table:table-cell office:value-type="string">
            <text:p>som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7827">
            <text:p>77827</text:p>
          </table:table-cell>
          <table:table-cell office:value-type="string">
            <text:p>rosar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1462">
            <text:p>241462</text:p>
          </table:table-cell>
          <table:table-cell office:value-type="string">
            <text:p>ten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294">
            <text:p>31294</text:p>
          </table:table-cell>
          <table:table-cell office:value-type="string">
            <text:p>pizz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067">
            <text:p>43067</text:p>
          </table:table-cell>
          <table:table-cell office:value-type="string">
            <text:p>fo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8059">
            <text:p>68059</text:p>
          </table:table-cell>
          <table:table-cell office:value-type="string">
            <text:p>m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551">
            <text:p>39551</text:p>
          </table:table-cell>
          <table:table-cell office:value-type="string">
            <text:p>d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6873">
            <text:p>406873</text:p>
          </table:table-cell>
          <table:table-cell office:value-type="string">
            <text:p>desd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752">
            <text:p>35752</text:p>
          </table:table-cell>
          <table:table-cell office:value-type="string">
            <text:p>ti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6857">
            <text:p>96857</text:p>
          </table:table-cell>
          <table:table-cell office:value-type="string">
            <text:p>cualqui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553">
            <text:p>46553</text:p>
          </table:table-cell>
          <table:table-cell office:value-type="string">
            <text:p>nueva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7291">
            <text:p>77291</text:p>
          </table:table-cell>
          <table:table-cell office:value-type="string">
            <text:p>v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665">
            <text:p>34665</text:p>
          </table:table-cell>
          <table:table-cell office:value-type="string">
            <text:p>festiva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4918">
            <text:p>34918</text:p>
          </table:table-cell>
          <table:table-cell office:value-type="string">
            <text:p>quilm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9452">
            <text:p>69452</text:p>
          </table:table-cell>
          <table:table-cell office:value-type="string">
            <text:p>paz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1068">
            <text:p>61068</text:p>
          </table:table-cell>
          <table:table-cell office:value-type="string">
            <text:p>f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9744">
            <text:p>269744</text:p>
          </table:table-cell>
          <table:table-cell office:value-type="string">
            <text:p>jajajaj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40003">
            <text:p>40003</text:p>
          </table:table-cell>
          <table:table-cell office:value-type="string">
            <text:p>premi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40345">
            <text:p>40345</text:p>
          </table:table-cell>
          <table:table-cell office:value-type="string">
            <text:p>mata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6415">
            <text:p>166415</text:p>
          </table:table-cell>
          <table:table-cell office:value-type="string">
            <text:p>di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7902">
            <text:p>87902</text:p>
          </table:table-cell>
          <table:table-cell office:value-type="string">
            <text:p>juga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5590">
            <text:p>35590</text:p>
          </table:table-cell>
          <table:table-cell office:value-type="string">
            <text:p>murió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8708">
            <text:p>108708</text:p>
          </table:table-cell>
          <table:table-cell office:value-type="string">
            <text:p>goo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40217">
            <text:p>40217</text:p>
          </table:table-cell>
          <table:table-cell office:value-type="string">
            <text:p>hote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9141">
            <text:p>89141</text:p>
          </table:table-cell>
          <table:table-cell office:value-type="string">
            <text:p>usted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835">
            <text:p>38835</text:p>
          </table:table-cell>
          <table:table-cell office:value-type="string">
            <text:p>ar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0843">
            <text:p>40843</text:p>
          </table:table-cell>
          <table:table-cell office:value-type="string">
            <text:p>alejand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140">
            <text:p>43140</text:p>
          </table:table-cell>
          <table:table-cell office:value-type="string">
            <text:p>all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7341">
            <text:p>197341</text:p>
          </table:table-cell>
          <table:table-cell office:value-type="string">
            <text:p>deci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7604">
            <text:p>87604</text:p>
          </table:table-cell>
          <table:table-cell office:value-type="string">
            <text:p>vacacion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2613">
            <text:p>62613</text:p>
          </table:table-cell>
          <table:table-cell office:value-type="string">
            <text:p>cerc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8592">
            <text:p>68592</text:p>
          </table:table-cell>
          <table:table-cell office:value-type="string">
            <text:p>extrañ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52452">
            <text:p>252452</text:p>
          </table:table-cell>
          <table:table-cell office:value-type="string">
            <text:p>v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2559">
            <text:p>122559</text:p>
          </table:table-cell>
          <table:table-cell office:value-type="string">
            <text:p>googl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6313">
            <text:p>156313</text:p>
          </table:table-cell>
          <table:table-cell office:value-type="string">
            <text:p>domin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139">
            <text:p>36139</text:p>
          </table:table-cell>
          <table:table-cell office:value-type="string">
            <text:p>diciemb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6227">
            <text:p>146227</text:p>
          </table:table-cell>
          <table:table-cell office:value-type="string">
            <text:p>mierd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0390">
            <text:p>110390</text:p>
          </table:table-cell>
          <table:table-cell office:value-type="string">
            <text:p>ca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486">
            <text:p>42486</text:p>
          </table:table-cell>
          <table:table-cell office:value-type="string">
            <text:p>bolud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4742">
            <text:p>94742</text:p>
          </table:table-cell>
          <table:table-cell office:value-type="string">
            <text:p>nosotr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97918">
            <text:p>497918</text:p>
          </table:table-cell>
          <table:table-cell office:value-type="string">
            <text:p>si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355">
            <text:p>50355</text:p>
          </table:table-cell>
          <table:table-cell office:value-type="string">
            <text:p>mirá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564">
            <text:p>33564</text:p>
          </table:table-cell>
          <table:table-cell office:value-type="string">
            <text:p>increíb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24453">
            <text:p>124453</text:p>
          </table:table-cell>
          <table:table-cell office:value-type="string">
            <text:p>genia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7223">
            <text:p>57223</text:p>
          </table:table-cell>
          <table:table-cell office:value-type="string">
            <text:p>fuer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41754">
            <text:p>41754</text:p>
          </table:table-cell>
          <table:table-cell office:value-type="string">
            <text:p>loc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168">
            <text:p>36168</text:p>
          </table:table-cell>
          <table:table-cell office:value-type="string">
            <text:p>jajajajajaj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80932">
            <text:p>180932</text:p>
          </table:table-cell>
          <table:table-cell office:value-type="string">
            <text:p>trabaj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0452">
            <text:p>60452</text:p>
          </table:table-cell>
          <table:table-cell office:value-type="string">
            <text:p>querem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4516">
            <text:p>54516</text:p>
          </table:table-cell>
          <table:table-cell office:value-type="string">
            <text:p>m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402">
            <text:p>55402</text:p>
          </table:table-cell>
          <table:table-cell office:value-type="string">
            <text:p>le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9131">
            <text:p>89131</text:p>
          </table:table-cell>
          <table:table-cell office:value-type="string">
            <text:p>felicitacione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40267">
            <text:p>40267</text:p>
          </table:table-cell>
          <table:table-cell office:value-type="string">
            <text:p>escuch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7251">
            <text:p>147251</text:p>
          </table:table-cell>
          <table:table-cell office:value-type="string">
            <text:p>vec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721">
            <text:p>44721</text:p>
          </table:table-cell>
          <table:table-cell office:value-type="string">
            <text:p>person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96865">
            <text:p>296865</text:p>
          </table:table-cell>
          <table:table-cell office:value-type="string">
            <text:p>pue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707">
            <text:p>37707</text:p>
          </table:table-cell>
          <table:table-cell office:value-type="string">
            <text:p>perfect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8105">
            <text:p>38105</text:p>
          </table:table-cell>
          <table:table-cell office:value-type="string">
            <text:p>fuc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856">
            <text:p>51856</text:p>
          </table:table-cell>
          <table:table-cell office:value-type="string">
            <text:p>puebl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361">
            <text:p>55361</text:p>
          </table:table-cell>
          <table:table-cell office:value-type="string">
            <text:p>d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97862">
            <text:p>297862</text:p>
          </table:table-cell>
          <table:table-cell office:value-type="string">
            <text:p>noch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912">
            <text:p>34912</text:p>
          </table:table-cell>
          <table:table-cell office:value-type="string">
            <text:p>cie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0256">
            <text:p>120256</text:p>
          </table:table-cell>
          <table:table-cell office:value-type="string">
            <text:p>ha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5321">
            <text:p>115321</text:p>
          </table:table-cell>
          <table:table-cell office:value-type="string">
            <text:p>ide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6893">
            <text:p>66893</text:p>
          </table:table-cell>
          <table:table-cell office:value-type="string">
            <text:p>fre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709">
            <text:p>35709</text:p>
          </table:table-cell>
          <table:table-cell office:value-type="string">
            <text:p>café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823">
            <text:p>36823</text:p>
          </table:table-cell>
          <table:table-cell office:value-type="string">
            <text:p>appl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6265">
            <text:p>66265</text:p>
          </table:table-cell>
          <table:table-cell office:value-type="string">
            <text:p>palabr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0021">
            <text:p>120021</text:p>
          </table:table-cell>
          <table:table-cell office:value-type="string">
            <text:p>an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1339">
            <text:p>111339</text:p>
          </table:table-cell>
          <table:table-cell office:value-type="string">
            <text:p>habl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4718">
            <text:p>64718</text:p>
          </table:table-cell>
          <table:table-cell office:value-type="string">
            <text:p>jun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944">
            <text:p>36944</text:p>
          </table:table-cell>
          <table:table-cell office:value-type="string">
            <text:p>jajajajaj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1422">
            <text:p>51422</text:p>
          </table:table-cell>
          <table:table-cell office:value-type="string">
            <text:p>otr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5163">
            <text:p>75163</text:p>
          </table:table-cell>
          <table:table-cell office:value-type="string">
            <text:p>cin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855">
            <text:p>30855</text:p>
          </table:table-cell>
          <table:table-cell office:value-type="string">
            <text:p>tard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862">
            <text:p>42862</text:p>
          </table:table-cell>
          <table:table-cell office:value-type="string">
            <text:p>escuel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133">
            <text:p>38133</text:p>
          </table:table-cell>
          <table:table-cell office:value-type="string">
            <text:p>amazing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5829">
            <text:p>35829</text:p>
          </table:table-cell>
          <table:table-cell office:value-type="string">
            <text:p>ce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300">
            <text:p>59300</text:p>
          </table:table-cell>
          <table:table-cell office:value-type="string">
            <text:p>labu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604">
            <text:p>36604</text:p>
          </table:table-cell>
          <table:table-cell office:value-type="string">
            <text:p>diero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0071">
            <text:p>120071</text:p>
          </table:table-cell>
          <table:table-cell office:value-type="string">
            <text:p>ra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740">
            <text:p>61740</text:p>
          </table:table-cell>
          <table:table-cell office:value-type="string">
            <text:p>link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6531">
            <text:p>96531</text:p>
          </table:table-cell>
          <table:table-cell office:value-type="string">
            <text:p>ma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salió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766">
            <text:p>45766</text:p>
          </table:table-cell>
          <table:table-cell office:value-type="string">
            <text:p>jo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765">
            <text:p>65765</text:p>
          </table:table-cell>
          <table:table-cell office:value-type="string">
            <text:p>cier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225">
            <text:p>34225</text:p>
          </table:table-cell>
          <table:table-cell office:value-type="string">
            <text:p>adela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9926">
            <text:p>289926</text:p>
          </table:table-cell>
          <table:table-cell office:value-type="string">
            <text:p>su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246">
            <text:p>65246</text:p>
          </table:table-cell>
          <table:table-cell office:value-type="string">
            <text:p>he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3487">
            <text:p>563487</text:p>
          </table:table-cell>
          <table:table-cell office:value-type="string">
            <text:p>maña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632">
            <text:p>31632</text:p>
          </table:table-cell>
          <table:table-cell office:value-type="string">
            <text:p>cre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4927">
            <text:p>124927</text:p>
          </table:table-cell>
          <table:table-cell office:value-type="string">
            <text:p>amig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857">
            <text:p>37857</text:p>
          </table:table-cell>
          <table:table-cell office:value-type="string">
            <text:p>álbum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5534">
            <text:p>165534</text:p>
          </table:table-cell>
          <table:table-cell office:value-type="string">
            <text:p>vi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935">
            <text:p>39935</text:p>
          </table:table-cell>
          <table:table-cell office:value-type="string">
            <text:p>al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8404">
            <text:p>78404</text:p>
          </table:table-cell>
          <table:table-cell office:value-type="string">
            <text:p>problem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0919">
            <text:p>610919</text:p>
          </table:table-cell>
          <table:table-cell office:value-type="string">
            <text:p>n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717">
            <text:p>37717</text:p>
          </table:table-cell>
          <table:table-cell office:value-type="string">
            <text:p>ricar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266">
            <text:p>41266</text:p>
          </table:table-cell>
          <table:table-cell office:value-type="string">
            <text:p>internacion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3157">
            <text:p>53157</text:p>
          </table:table-cell>
          <table:table-cell office:value-type="string">
            <text:p>mile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851">
            <text:p>39851</text:p>
          </table:table-cell>
          <table:table-cell office:value-type="string">
            <text:p>seño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5177">
            <text:p>85177</text:p>
          </table:table-cell>
          <table:table-cell office:value-type="string">
            <text:p>mujer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0420">
            <text:p>30420</text:p>
          </table:table-cell>
          <table:table-cell office:value-type="string">
            <text:p>papá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452">
            <text:p>33452</text:p>
          </table:table-cell>
          <table:table-cell office:value-type="string">
            <text:p>dow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3144">
            <text:p>53144</text:p>
          </table:table-cell>
          <table:table-cell office:value-type="string">
            <text:p>nuestr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3953">
            <text:p>63953</text:p>
          </table:table-cell>
          <table:table-cell office:value-type="string">
            <text:p>hac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911">
            <text:p>58911</text:p>
          </table:table-cell>
          <table:table-cell office:value-type="string">
            <text:p>problema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675">
            <text:p>34675</text:p>
          </table:table-cell>
          <table:table-cell office:value-type="string">
            <text:p>sirv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208">
            <text:p>48208</text:p>
          </table:table-cell>
          <table:table-cell office:value-type="string">
            <text:p>segú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206">
            <text:p>32206</text:p>
          </table:table-cell>
          <table:table-cell office:value-type="string">
            <text:p>hd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9341">
            <text:p>69341</text:p>
          </table:table-cell>
          <table:table-cell office:value-type="string">
            <text:p>mir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9959">
            <text:p>49959</text:p>
          </table:table-cell>
          <table:table-cell office:value-type="string">
            <text:p>pas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215">
            <text:p>30215</text:p>
          </table:table-cell>
          <table:table-cell office:value-type="string">
            <text:p>mand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0273">
            <text:p>70273</text:p>
          </table:table-cell>
          <table:table-cell office:value-type="string">
            <text:p>justi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6777">
            <text:p>86777</text:p>
          </table:table-cell>
          <table:table-cell office:value-type="string">
            <text:p>es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0721">
            <text:p>170721</text:p>
          </table:table-cell>
          <table:table-cell office:value-type="string">
            <text:p>to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049">
            <text:p>42049</text:p>
          </table:table-cell>
          <table:table-cell office:value-type="string">
            <text:p>ultim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123">
            <text:p>30123</text:p>
          </table:table-cell>
          <table:table-cell office:value-type="string">
            <text:p>horrib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6453">
            <text:p>736453</text:p>
          </table:table-cell>
          <table:table-cell office:value-type="string">
            <text:p>jajaj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69185">
            <text:p>69185</text:p>
          </table:table-cell>
          <table:table-cell office:value-type="string">
            <text:p>vay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406">
            <text:p>35406</text:p>
          </table:table-cell>
          <table:table-cell office:value-type="string">
            <text:p>abaj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1808">
            <text:p>131808</text:p>
          </table:table-cell>
          <table:table-cell office:value-type="string">
            <text:p>tenem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7335">
            <text:p>377335</text:p>
          </table:table-cell>
          <table:table-cell office:value-type="string">
            <text:p>vid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11241">
            <text:p>211241</text:p>
          </table:table-cell>
          <table:table-cell office:value-type="string">
            <text:p>ho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235">
            <text:p>34235</text:p>
          </table:table-cell>
          <table:table-cell office:value-type="string">
            <text:p>t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9310">
            <text:p>39310</text:p>
          </table:table-cell>
          <table:table-cell office:value-type="string">
            <text:p>cos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32506">
            <text:p>532506</text:p>
          </table:table-cell>
          <table:table-cell office:value-type="string">
            <text:p>bue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63420">
            <text:p>63420</text:p>
          </table:table-cell>
          <table:table-cell office:value-type="string">
            <text:p>fútb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3799">
            <text:p>33799</text:p>
          </table:table-cell>
          <table:table-cell office:value-type="string">
            <text:p>periodis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2791">
            <text:p>72791</text:p>
          </table:table-cell>
          <table:table-cell office:value-type="string">
            <text:p>ten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1386">
            <text:p>61386</text:p>
          </table:table-cell>
          <table:table-cell office:value-type="string">
            <text:p>medi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178">
            <text:p>31178</text:p>
          </table:table-cell>
          <table:table-cell office:value-type="string">
            <text:p>pensé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604">
            <text:p>31604</text:p>
          </table:table-cell>
          <table:table-cell office:value-type="string">
            <text:p>sal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3579">
            <text:p>83579</text:p>
          </table:table-cell>
          <table:table-cell office:value-type="string">
            <text:p>ju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36513">
            <text:p>836513</text:p>
          </table:table-cell>
          <table:table-cell office:value-type="string">
            <text:p>tu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165">
            <text:p>48165</text:p>
          </table:table-cell>
          <table:table-cell office:value-type="string">
            <text:p>uste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7823">
            <text:p>67823</text:p>
          </table:table-cell>
          <table:table-cell office:value-type="string">
            <text:p>die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240">
            <text:p>51240</text:p>
          </table:table-cell>
          <table:table-cell office:value-type="string">
            <text:p>unic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5556">
            <text:p>105556</text:p>
          </table:table-cell>
          <table:table-cell office:value-type="string">
            <text:p>vis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7245">
            <text:p>337245</text:p>
          </table:table-cell>
          <table:table-cell office:value-type="string">
            <text:p>bue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3276">
            <text:p>93276</text:p>
          </table:table-cell>
          <table:table-cell office:value-type="string">
            <text:p>go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208">
            <text:p>41208</text:p>
          </table:table-cell>
          <table:table-cell office:value-type="string">
            <text:p>pa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7314">
            <text:p>67314</text:p>
          </table:table-cell>
          <table:table-cell office:value-type="string">
            <text:p>mes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181">
            <text:p>41181</text:p>
          </table:table-cell>
          <table:table-cell office:value-type="string">
            <text:p>qued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89639">
            <text:p>189639</text:p>
          </table:table-cell>
          <table:table-cell office:value-type="string">
            <text:p>dij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7576">
            <text:p>577576</text:p>
          </table:table-cell>
          <table:table-cell office:value-type="string">
            <text:p>tien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232">
            <text:p>43232</text:p>
          </table:table-cell>
          <table:table-cell office:value-type="string">
            <text:p>vis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759">
            <text:p>73759</text:p>
          </table:table-cell>
          <table:table-cell office:value-type="string">
            <text:p>cre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9244">
            <text:p>149244</text:p>
          </table:table-cell>
          <table:table-cell office:value-type="string">
            <text:p>sigu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627">
            <text:p>47627</text:p>
          </table:table-cell>
          <table:table-cell office:value-type="string">
            <text:p>busc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3659">
            <text:p>363659</text:p>
          </table:table-cell>
          <table:table-cell office:value-type="string">
            <text:p>ma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7871">
            <text:p>147871</text:p>
          </table:table-cell>
          <table:table-cell office:value-type="string">
            <text:p>beso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7766">
            <text:p>47766</text:p>
          </table:table-cell>
          <table:table-cell office:value-type="string">
            <text:p>fri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6419">
            <text:p>76419</text:p>
          </table:table-cell>
          <table:table-cell office:value-type="string">
            <text:p>dej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7145">
            <text:p>107145</text:p>
          </table:table-cell>
          <table:table-cell office:value-type="string">
            <text:p>fies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50983">
            <text:p>50983</text:p>
          </table:table-cell>
          <table:table-cell office:value-type="string">
            <text:p>hij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323">
            <text:p>46323</text:p>
          </table:table-cell>
          <table:table-cell office:value-type="string">
            <text:p>dich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094">
            <text:p>30094</text:p>
          </table:table-cell>
          <table:table-cell office:value-type="string">
            <text:p>escuch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267">
            <text:p>61267</text:p>
          </table:table-cell>
          <table:table-cell office:value-type="string">
            <text:p>hay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4476">
            <text:p>54476</text:p>
          </table:table-cell>
          <table:table-cell office:value-type="string">
            <text:p>jul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2301">
            <text:p>72301</text:p>
          </table:table-cell>
          <table:table-cell office:value-type="string">
            <text:p>gust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63058">
            <text:p>63058</text:p>
          </table:table-cell>
          <table:table-cell office:value-type="string">
            <text:p>habí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893">
            <text:p>38893</text:p>
          </table:table-cell>
          <table:table-cell office:value-type="string">
            <text:p>derech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700">
            <text:p>37700</text:p>
          </table:table-cell>
          <table:table-cell office:value-type="string">
            <text:p>llora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674">
            <text:p>37674</text:p>
          </table:table-cell>
          <table:table-cell office:value-type="string">
            <text:p>encontr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2050">
            <text:p>82050</text:p>
          </table:table-cell>
          <table:table-cell office:value-type="string">
            <text:p>quié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08795">
            <text:p>608795</text:p>
          </table:table-cell>
          <table:table-cell office:value-type="string">
            <text:p>argenti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907">
            <text:p>39907</text:p>
          </table:table-cell>
          <table:table-cell office:value-type="string">
            <text:p>teng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585">
            <text:p>42585</text:p>
          </table:table-cell>
          <table:table-cell office:value-type="string">
            <text:p>ademá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7947">
            <text:p>97947</text:p>
          </table:table-cell>
          <table:table-cell office:value-type="string">
            <text:p>acuerd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0299">
            <text:p>40299</text:p>
          </table:table-cell>
          <table:table-cell office:value-type="string">
            <text:p>hah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71913">
            <text:p>171913</text:p>
          </table:table-cell>
          <table:table-cell office:value-type="string">
            <text:p>salud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6359">
            <text:p>36359</text:p>
          </table:table-cell>
          <table:table-cell office:value-type="string">
            <text:p>pelicul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0079">
            <text:p>80079</text:p>
          </table:table-cell>
          <table:table-cell office:value-type="string">
            <text:p>list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12641">
            <text:p>112641</text:p>
          </table:table-cell>
          <table:table-cell office:value-type="string">
            <text:p>loc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abri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875007">
            <text:p>875007</text:p>
          </table:table-cell>
          <table:table-cell office:value-type="string">
            <text:p>ha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991">
            <text:p>31991</text:p>
          </table:table-cell>
          <table:table-cell office:value-type="string">
            <text:p>bienvenid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47507">
            <text:p>47507</text:p>
          </table:table-cell>
          <table:table-cell office:value-type="string">
            <text:p>razó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798">
            <text:p>30798</text:p>
          </table:table-cell>
          <table:table-cell office:value-type="string">
            <text:p>ver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266">
            <text:p>73266</text:p>
          </table:table-cell>
          <table:table-cell office:value-type="string">
            <text:p>diar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269">
            <text:p>65269</text:p>
          </table:table-cell>
          <table:table-cell office:value-type="string">
            <text:p>primer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42972">
            <text:p>42972</text:p>
          </table:table-cell>
          <table:table-cell office:value-type="string">
            <text:p>pu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4301">
            <text:p>34301</text:p>
          </table:table-cell>
          <table:table-cell office:value-type="string">
            <text:p>torne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916">
            <text:p>55916</text:p>
          </table:table-cell>
          <table:table-cell office:value-type="string">
            <text:p>únic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3759">
            <text:p>163759</text:p>
          </table:table-cell>
          <table:table-cell office:value-type="string">
            <text:p>acá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163">
            <text:p>44163</text:p>
          </table:table-cell>
          <table:table-cell office:value-type="string">
            <text:p>publica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0767">
            <text:p>150767</text:p>
          </table:table-cell>
          <table:table-cell office:value-type="string">
            <text:p>dal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029">
            <text:p>34029</text:p>
          </table:table-cell>
          <table:table-cell office:value-type="string">
            <text:p>tuv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533">
            <text:p>51533</text:p>
          </table:table-cell>
          <table:table-cell office:value-type="string">
            <text:p>cri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2043">
            <text:p>222043</text:p>
          </table:table-cell>
          <table:table-cell office:value-type="string">
            <text:p>verda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1636">
            <text:p>31636</text:p>
          </table:table-cell>
          <table:table-cell office:value-type="string">
            <text:p>marc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0922">
            <text:p>80922</text:p>
          </table:table-cell>
          <table:table-cell office:value-type="string">
            <text:p>herma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117">
            <text:p>57117</text:p>
          </table:table-cell>
          <table:table-cell office:value-type="string">
            <text:p>marti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35824">
            <text:p>235824</text:p>
          </table:table-cell>
          <table:table-cell office:value-type="string">
            <text:p>ent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585">
            <text:p>50585</text:p>
          </table:table-cell>
          <table:table-cell office:value-type="string">
            <text:p>entrevis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4189">
            <text:p>124189</text:p>
          </table:table-cell>
          <table:table-cell office:value-type="string">
            <text:p>hor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6042">
            <text:p>146042</text:p>
          </table:table-cell>
          <table:table-cell office:value-type="string">
            <text:p>víde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8237">
            <text:p>118237</text:p>
          </table:table-cell>
          <table:table-cell office:value-type="string">
            <text:p>much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0485">
            <text:p>30485</text:p>
          </table:table-cell>
          <table:table-cell office:value-type="string">
            <text:p>qued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4949">
            <text:p>174949</text:p>
          </table:table-cell>
          <table:table-cell office:value-type="string">
            <text:p>contr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476">
            <text:p>31476</text:p>
          </table:table-cell>
          <table:table-cell office:value-type="string">
            <text:p>muert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182">
            <text:p>58182</text:p>
          </table:table-cell>
          <table:table-cell office:value-type="string">
            <text:p>sol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3563">
            <text:p>153563</text:p>
          </table:table-cell>
          <table:table-cell office:value-type="string">
            <text:p>quie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9274">
            <text:p>309274</text:p>
          </table:table-cell>
          <table:table-cell office:value-type="string">
            <text:p>añ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0666">
            <text:p>460666</text:p>
          </table:table-cell>
          <table:table-cell office:value-type="string">
            <text:p>hac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221">
            <text:p>35221</text:p>
          </table:table-cell>
          <table:table-cell office:value-type="string">
            <text:p>perdó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737">
            <text:p>31737</text:p>
          </table:table-cell>
          <table:table-cell office:value-type="string">
            <text:p>tsunam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7832">
            <text:p>287832</text:p>
          </table:table-cell>
          <table:table-cell office:value-type="string">
            <text:p>parec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550">
            <text:p>36550</text:p>
          </table:table-cell>
          <table:table-cell office:value-type="string">
            <text:p>comienz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4369">
            <text:p>94369</text:p>
          </table:table-cell>
          <table:table-cell office:value-type="string">
            <text:p>vuel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312">
            <text:p>50312</text:p>
          </table:table-cell>
          <table:table-cell office:value-type="string">
            <text:p>voz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75105">
            <text:p>275105</text:p>
          </table:table-cell>
          <table:table-cell office:value-type="string">
            <text:p>poc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991">
            <text:p>30991</text:p>
          </table:table-cell>
          <table:table-cell office:value-type="string">
            <text:p>even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684">
            <text:p>30684</text:p>
          </table:table-cell>
          <table:table-cell office:value-type="string">
            <text:p>estará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374951">
            <text:p>2374951</text:p>
          </table:table-cell>
          <table:table-cell office:value-type="string">
            <text:p>u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606">
            <text:p>34606</text:p>
          </table:table-cell>
          <table:table-cell office:value-type="string">
            <text:p>fuis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4906">
            <text:p>144906</text:p>
          </table:table-cell>
          <table:table-cell office:value-type="string">
            <text:p>viv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772">
            <text:p>37772</text:p>
          </table:table-cell>
          <table:table-cell office:value-type="string">
            <text:p>presiden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309">
            <text:p>37309</text:p>
          </table:table-cell>
          <table:table-cell office:value-type="string">
            <text:p>funcio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773">
            <text:p>34773</text:p>
          </table:table-cell>
          <table:table-cell office:value-type="string">
            <text:p>put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728">
            <text:p>55728</text:p>
          </table:table-cell>
          <table:table-cell office:value-type="string">
            <text:p>peli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557">
            <text:p>57557</text:p>
          </table:table-cell>
          <table:table-cell office:value-type="string">
            <text:p>cent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76580">
            <text:p>776580</text:p>
          </table:table-cell>
          <table:table-cell office:value-type="string">
            <text:p>v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904">
            <text:p>58904</text:p>
          </table:table-cell>
          <table:table-cell office:value-type="string">
            <text:p>ofici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1244">
            <text:p>191244</text:p>
          </table:table-cell>
          <table:table-cell office:value-type="string">
            <text:p>tien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36346">
            <text:p>1036346</text:p>
          </table:table-cell>
          <table:table-cell office:value-type="string">
            <text:p>m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0185">
            <text:p>80185</text:p>
          </table:table-cell>
          <table:table-cell office:value-type="string">
            <text:p>esta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106">
            <text:p>39106</text:p>
          </table:table-cell>
          <table:table-cell office:value-type="string">
            <text:p>davi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3992">
            <text:p>83992</text:p>
          </table:table-cell>
          <table:table-cell office:value-type="string">
            <text:p>pon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177">
            <text:p>32177</text:p>
          </table:table-cell>
          <table:table-cell office:value-type="string">
            <text:p>jorna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612">
            <text:p>38612</text:p>
          </table:table-cell>
          <table:table-cell office:value-type="string">
            <text:p>herma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598">
            <text:p>32598</text:p>
          </table:table-cell>
          <table:table-cell office:value-type="string">
            <text:p>noo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8529">
            <text:p>398529</text:p>
          </table:table-cell>
          <table:table-cell office:value-type="string">
            <text:p>vez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682">
            <text:p>30682</text:p>
          </table:table-cell>
          <table:table-cell office:value-type="string">
            <text:p>lle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161">
            <text:p>100161</text:p>
          </table:table-cell>
          <table:table-cell office:value-type="string">
            <text:p>hab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7871">
            <text:p>87871</text:p>
          </table:table-cell>
          <table:table-cell office:value-type="string">
            <text:p>d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180">
            <text:p>46180</text:p>
          </table:table-cell>
          <table:table-cell office:value-type="string">
            <text:p>termin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184">
            <text:p>34184</text:p>
          </table:table-cell>
          <table:table-cell office:value-type="string">
            <text:p>habl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9661">
            <text:p>79661</text:p>
          </table:table-cell>
          <table:table-cell office:value-type="string">
            <text:p>mal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334">
            <text:p>36334</text:p>
          </table:table-cell>
          <table:table-cell office:value-type="string">
            <text:p>ejempl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7855">
            <text:p>77855</text:p>
          </table:table-cell>
          <table:table-cell office:value-type="string">
            <text:p>hij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sab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506">
            <text:p>42506</text:p>
          </table:table-cell>
          <table:table-cell office:value-type="string">
            <text:p>canció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1248">
            <text:p>71248</text:p>
          </table:table-cell>
          <table:table-cell office:value-type="string">
            <text:p>grup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240">
            <text:p>42240</text:p>
          </table:table-cell>
          <table:table-cell office:value-type="string">
            <text:p>senti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604">
            <text:p>38604</text:p>
          </table:table-cell>
          <table:table-cell office:value-type="string">
            <text:p>libert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08895">
            <text:p>108895</text:p>
          </table:table-cell>
          <table:table-cell office:value-type="string">
            <text:p>aunqu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458">
            <text:p>30458</text:p>
          </table:table-cell>
          <table:table-cell office:value-type="string">
            <text:p>pes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4498">
            <text:p>74498</text:p>
          </table:table-cell>
          <table:table-cell office:value-type="string">
            <text:p>brasi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371">
            <text:p>61371</text:p>
          </table:table-cell>
          <table:table-cell office:value-type="string">
            <text:p>ban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5428">
            <text:p>75428</text:p>
          </table:table-cell>
          <table:table-cell office:value-type="string">
            <text:p>lib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279">
            <text:p>43279</text:p>
          </table:table-cell>
          <table:table-cell office:value-type="string">
            <text:p>pas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3979">
            <text:p>63979</text:p>
          </table:table-cell>
          <table:table-cell office:value-type="string">
            <text:p>capit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055">
            <text:p>42055</text:p>
          </table:table-cell>
          <table:table-cell office:value-type="string">
            <text:p>moya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687">
            <text:p>39687</text:p>
          </table:table-cell>
          <table:table-cell office:value-type="string">
            <text:p>qued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738">
            <text:p>42738</text:p>
          </table:table-cell>
          <table:table-cell office:value-type="string">
            <text:p>falt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241">
            <text:p>41241</text:p>
          </table:table-cell>
          <table:table-cell office:value-type="string">
            <text:p>zo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7325">
            <text:p>107325</text:p>
          </table:table-cell>
          <table:table-cell office:value-type="string">
            <text:p>riv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272">
            <text:p>50272</text:p>
          </table:table-cell>
          <table:table-cell office:value-type="string">
            <text:p>estud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0390">
            <text:p>150390</text:p>
          </table:table-cell>
          <table:table-cell office:value-type="string">
            <text:p>ah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128">
            <text:p>100128</text:p>
          </table:table-cell>
          <table:table-cell office:value-type="string">
            <text:p>escuch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0880">
            <text:p>550880</text:p>
          </table:table-cell>
          <table:table-cell office:value-type="string">
            <text:p>twitt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6516">
            <text:p>66516</text:p>
          </table:table-cell>
          <table:table-cell office:value-type="string">
            <text:p>tm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06277">
            <text:p>406277</text:p>
          </table:table-cell>
          <table:table-cell office:value-type="string">
            <text:p>has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692">
            <text:p>44692</text:p>
          </table:table-cell>
          <table:table-cell office:value-type="string">
            <text:p>queri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625">
            <text:p>50625</text:p>
          </table:table-cell>
          <table:table-cell office:value-type="string">
            <text:p>ma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2530">
            <text:p>142530</text:p>
          </table:table-cell>
          <table:table-cell office:value-type="string">
            <text:p>vie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415">
            <text:p>31415</text:p>
          </table:table-cell>
          <table:table-cell office:value-type="string">
            <text:p>bienvenid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5144">
            <text:p>55144</text:p>
          </table:table-cell>
          <table:table-cell office:value-type="string">
            <text:p>nick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1589">
            <text:p>161589</text:p>
          </table:table-cell>
          <table:table-cell office:value-type="string">
            <text:p>ami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7355">
            <text:p>77355</text:p>
          </table:table-cell>
          <table:table-cell office:value-type="string">
            <text:p>un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1604">
            <text:p>71604</text:p>
          </table:table-cell>
          <table:table-cell office:value-type="string">
            <text:p>ib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932">
            <text:p>45932</text:p>
          </table:table-cell>
          <table:table-cell office:value-type="string">
            <text:p>junt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33397">
            <text:p>133397</text:p>
          </table:table-cell>
          <table:table-cell office:value-type="string">
            <text:p>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829">
            <text:p>31829</text:p>
          </table:table-cell>
          <table:table-cell office:value-type="string">
            <text:p>window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541">
            <text:p>40541</text:p>
          </table:table-cell>
          <table:table-cell office:value-type="string">
            <text:p>pedi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2817">
            <text:p>62817</text:p>
          </table:table-cell>
          <table:table-cell office:value-type="string">
            <text:p>vi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577">
            <text:p>34577</text:p>
          </table:table-cell>
          <table:table-cell office:value-type="string">
            <text:p>reunió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4542">
            <text:p>104542</text:p>
          </table:table-cell>
          <table:table-cell office:value-type="string">
            <text:p>mi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929">
            <text:p>42929</text:p>
          </table:table-cell>
          <table:table-cell office:value-type="string">
            <text:p>cancio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4166">
            <text:p>64166</text:p>
          </table:table-cell>
          <table:table-cell office:value-type="string">
            <text:p>au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6748">
            <text:p>386748</text:p>
          </table:table-cell>
          <table:table-cell office:value-type="string">
            <text:p>cas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281">
            <text:p>45281</text:p>
          </table:table-cell>
          <table:table-cell office:value-type="string">
            <text:p>au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490">
            <text:p>40490</text:p>
          </table:table-cell>
          <table:table-cell office:value-type="string">
            <text:p>hicis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842">
            <text:p>39842</text:p>
          </table:table-cell>
          <table:table-cell office:value-type="string">
            <text:p>gol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5530">
            <text:p>175530</text:p>
          </table:table-cell>
          <table:table-cell office:value-type="string">
            <text:p>amig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327">
            <text:p>30327</text:p>
          </table:table-cell>
          <table:table-cell office:value-type="string">
            <text:p>aparec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0484">
            <text:p>160484</text:p>
          </table:table-cell>
          <table:table-cell office:value-type="string">
            <text:p>cumpl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0254">
            <text:p>70254</text:p>
          </table:table-cell>
          <table:table-cell office:value-type="string">
            <text:p>rock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849">
            <text:p>31849</text:p>
          </table:table-cell>
          <table:table-cell office:value-type="string">
            <text:p>se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897">
            <text:p>34897</text:p>
          </table:table-cell>
          <table:table-cell office:value-type="string">
            <text:p>adem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2339">
            <text:p>142339</text:p>
          </table:table-cell>
          <table:table-cell office:value-type="string">
            <text:p>segui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568">
            <text:p>73568</text:p>
          </table:table-cell>
          <table:table-cell office:value-type="string">
            <text:p>tampoc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138">
            <text:p>39138</text:p>
          </table:table-cell>
          <table:table-cell office:value-type="string">
            <text:p>rop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3227">
            <text:p>93227</text:p>
          </table:table-cell>
          <table:table-cell office:value-type="string">
            <text:p>dij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1774">
            <text:p>461774</text:p>
          </table:table-cell>
          <table:table-cell office:value-type="string">
            <text:p>al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179">
            <text:p>55179</text:p>
          </table:table-cell>
          <table:table-cell office:value-type="string">
            <text:p>sii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374">
            <text:p>31374</text:p>
          </table:table-cell>
          <table:table-cell office:value-type="string">
            <text:p>vot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042">
            <text:p>65042</text:p>
          </table:table-cell>
          <table:table-cell office:value-type="string">
            <text:p>f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9405">
            <text:p>69405</text:p>
          </table:table-cell>
          <table:table-cell office:value-type="string">
            <text:p>viej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944">
            <text:p>37944</text:p>
          </table:table-cell>
          <table:table-cell office:value-type="string">
            <text:p>cancion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028">
            <text:p>34028</text:p>
          </table:table-cell>
          <table:table-cell office:value-type="string">
            <text:p>dej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606">
            <text:p>50606</text:p>
          </table:table-cell>
          <table:table-cell office:value-type="string">
            <text:p>and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185">
            <text:p>48185</text:p>
          </table:table-cell>
          <table:table-cell office:value-type="string">
            <text:p>dura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4098">
            <text:p>94098</text:p>
          </table:table-cell>
          <table:table-cell office:value-type="string">
            <text:p>está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761">
            <text:p>39761</text:p>
          </table:table-cell>
          <table:table-cell office:value-type="string">
            <text:p>androi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641">
            <text:p>30641</text:p>
          </table:table-cell>
          <table:table-cell office:value-type="string">
            <text:p>selecció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012">
            <text:p>51012</text:p>
          </table:table-cell>
          <table:table-cell office:value-type="string">
            <text:p>dent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192">
            <text:p>37192</text:p>
          </table:table-cell>
          <table:table-cell office:value-type="string">
            <text:p>bieb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034">
            <text:p>30034</text:p>
          </table:table-cell>
          <table:table-cell office:value-type="string">
            <text:p>visi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4759">
            <text:p>144759</text:p>
          </table:table-cell>
          <table:table-cell office:value-type="string">
            <text:p>un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771">
            <text:p>33771</text:p>
          </table:table-cell>
          <table:table-cell office:value-type="string">
            <text:p>awesom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9132">
            <text:p>39132</text:p>
          </table:table-cell>
          <table:table-cell office:value-type="string">
            <text:p>eeuu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580">
            <text:p>52580</text:p>
          </table:table-cell>
          <table:table-cell office:value-type="string">
            <text:p>vide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923">
            <text:p>45923</text:p>
          </table:table-cell>
          <table:table-cell office:value-type="string">
            <text:p>clas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1964">
            <text:p>111964</text:p>
          </table:table-cell>
          <table:table-cell office:value-type="string">
            <text:p>com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836">
            <text:p>52836</text:p>
          </table:table-cell>
          <table:table-cell office:value-type="string">
            <text:p>trist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0507">
            <text:p>420507</text:p>
          </table:table-cell>
          <table:table-cell office:value-type="string">
            <text:p>so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301">
            <text:p>32301</text:p>
          </table:table-cell>
          <table:table-cell office:value-type="string">
            <text:p>memor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414">
            <text:p>73414</text:p>
          </table:table-cell>
          <table:table-cell office:value-type="string">
            <text:p>val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750">
            <text:p>31750</text:p>
          </table:table-cell>
          <table:table-cell office:value-type="string">
            <text:p>comentar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2316">
            <text:p>62316</text:p>
          </table:table-cell>
          <table:table-cell office:value-type="string">
            <text:p>vera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52385">
            <text:p>852385</text:p>
          </table:table-cell>
          <table:table-cell office:value-type="string">
            <text:p>mu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892">
            <text:p>39892</text:p>
          </table:table-cell>
          <table:table-cell office:value-type="string">
            <text:p>felicida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62549">
            <text:p>262549</text:p>
          </table:table-cell>
          <table:table-cell office:value-type="string">
            <text:p>mu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646">
            <text:p>36646</text:p>
          </table:table-cell>
          <table:table-cell office:value-type="string">
            <text:p>sistem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636">
            <text:p>58636</text:p>
          </table:table-cell>
          <table:table-cell office:value-type="string">
            <text:p>sab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0443">
            <text:p>190443</text:p>
          </table:table-cell>
          <table:table-cell office:value-type="string">
            <text:p>fo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973">
            <text:p>36973</text:p>
          </table:table-cell>
          <table:table-cell office:value-type="string">
            <text:p>respuest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8037">
            <text:p>38037</text:p>
          </table:table-cell>
          <table:table-cell office:value-type="string">
            <text:p>pad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638">
            <text:p>65638</text:p>
          </table:table-cell>
          <table:table-cell office:value-type="string">
            <text:p>vivi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1531">
            <text:p>131531</text:p>
          </table:table-cell>
          <table:table-cell office:value-type="string">
            <text:p>internet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1293">
            <text:p>131293</text:p>
          </table:table-cell>
          <table:table-cell office:value-type="string">
            <text:p>sab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3467">
            <text:p>93467</text:p>
          </table:table-cell>
          <table:table-cell office:value-type="string">
            <text:p>pon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919">
            <text:p>30919</text:p>
          </table:table-cell>
          <table:table-cell office:value-type="string">
            <text:p>sig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720">
            <text:p>73720</text:p>
          </table:table-cell>
          <table:table-cell office:value-type="string">
            <text:p>mart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8408">
            <text:p>98408</text:p>
          </table:table-cell>
          <table:table-cell office:value-type="string">
            <text:p>histor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78539">
            <text:p>278539</text:p>
          </table:table-cell>
          <table:table-cell office:value-type="string">
            <text:p>es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2137">
            <text:p>212137</text:p>
          </table:table-cell>
          <table:table-cell office:value-type="string">
            <text:p>am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1462">
            <text:p>81462</text:p>
          </table:table-cell>
          <table:table-cell office:value-type="string">
            <text:p>tené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033">
            <text:p>56033</text:p>
          </table:table-cell>
          <table:table-cell office:value-type="string">
            <text:p>p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61828">
            <text:p>261828</text:p>
          </table:table-cell>
          <table:table-cell office:value-type="string">
            <text:p>dic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794">
            <text:p>41794</text:p>
          </table:table-cell>
          <table:table-cell office:value-type="string">
            <text:p>hij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265">
            <text:p>44265</text:p>
          </table:table-cell>
          <table:table-cell office:value-type="string">
            <text:p>jejej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1967">
            <text:p>41967</text:p>
          </table:table-cell>
          <table:table-cell office:value-type="string">
            <text:p>ne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827">
            <text:p>38827</text:p>
          </table:table-cell>
          <table:table-cell office:value-type="string">
            <text:p>toc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973">
            <text:p>32973</text:p>
          </table:table-cell>
          <table:table-cell office:value-type="string">
            <text:p>pens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8048">
            <text:p>108048</text:p>
          </table:table-cell>
          <table:table-cell office:value-type="string">
            <text:p>nuest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031">
            <text:p>39031</text:p>
          </table:table-cell>
          <table:table-cell office:value-type="string">
            <text:p>martí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487">
            <text:p>44487</text:p>
          </table:table-cell>
          <table:table-cell office:value-type="string">
            <text:p>sie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00444">
            <text:p>1100444</text:p>
          </table:table-cell>
          <table:table-cell office:value-type="string">
            <text:p>ho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174">
            <text:p>48174</text:p>
          </table:table-cell>
          <table:table-cell office:value-type="string">
            <text:p>mal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28621">
            <text:p>3328621</text:p>
          </table:table-cell>
          <table:table-cell office:value-type="string">
            <text:p>po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8670">
            <text:p>88670</text:p>
          </table:table-cell>
          <table:table-cell office:value-type="string">
            <text:p>homb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248">
            <text:p>56248</text:p>
          </table:table-cell>
          <table:table-cell office:value-type="string">
            <text:p>segu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7562">
            <text:p>77562</text:p>
          </table:table-cell>
          <table:table-cell office:value-type="string">
            <text:p>cont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099">
            <text:p>46099</text:p>
          </table:table-cell>
          <table:table-cell office:value-type="string">
            <text:p>vari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090">
            <text:p>46090</text:p>
          </table:table-cell>
          <table:table-cell office:value-type="string">
            <text:p>realme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480">
            <text:p>61480</text:p>
          </table:table-cell>
          <table:table-cell office:value-type="string">
            <text:p>viej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3565">
            <text:p>63565</text:p>
          </table:table-cell>
          <table:table-cell office:value-type="string">
            <text:p>pasó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4731">
            <text:p>54731</text:p>
          </table:table-cell>
          <table:table-cell office:value-type="string">
            <text:p>lu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0917">
            <text:p>60917</text:p>
          </table:table-cell>
          <table:table-cell office:value-type="string">
            <text:p>plaz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7999">
            <text:p>67999</text:p>
          </table:table-cell>
          <table:table-cell office:value-type="string">
            <text:p>mism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314">
            <text:p>36314</text:p>
          </table:table-cell>
          <table:table-cell office:value-type="string">
            <text:p>capaz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564">
            <text:p>37564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4170">
            <text:p>34170</text:p>
          </table:table-cell>
          <table:table-cell office:value-type="string">
            <text:p>pau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129">
            <text:p>100129</text:p>
          </table:table-cell>
          <table:table-cell office:value-type="string">
            <text:p>necesi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8982">
            <text:p>358982</text:p>
          </table:table-cell>
          <table:table-cell office:value-type="string">
            <text:p>pued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2655">
            <text:p>162655</text:p>
          </table:table-cell>
          <table:table-cell office:value-type="string">
            <text:p>despu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6870">
            <text:p>86870</text:p>
          </table:table-cell>
          <table:table-cell office:value-type="string">
            <text:p>otr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7308">
            <text:p>87308</text:p>
          </table:table-cell>
          <table:table-cell office:value-type="string">
            <text:p>cristi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810">
            <text:p>35810</text:p>
          </table:table-cell>
          <table:table-cell office:value-type="string">
            <text:p>nic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1852">
            <text:p>31852</text:p>
          </table:table-cell>
          <table:table-cell office:value-type="string">
            <text:p>sangr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cordob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9682">
            <text:p>69682</text:p>
          </table:table-cell>
          <table:table-cell office:value-type="string">
            <text:p>form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601">
            <text:p>32601</text:p>
          </table:table-cell>
          <table:table-cell office:value-type="string">
            <text:p>volvie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9857">
            <text:p>289857</text:p>
          </table:table-cell>
          <table:table-cell office:value-type="string">
            <text:p>gra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97084">
            <text:p>97084</text:p>
          </table:table-cell>
          <table:table-cell office:value-type="string">
            <text:p>soci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174">
            <text:p>40174</text:p>
          </table:table-cell>
          <table:table-cell office:value-type="string">
            <text:p>nov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874">
            <text:p>51874</text:p>
          </table:table-cell>
          <table:table-cell office:value-type="string">
            <text:p>may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645">
            <text:p>47645</text:p>
          </table:table-cell>
          <table:table-cell office:value-type="string">
            <text:p>conmi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793">
            <text:p>45793</text:p>
          </table:table-cell>
          <table:table-cell office:value-type="string">
            <text:p>hag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7288">
            <text:p>67288</text:p>
          </table:table-cell>
          <table:table-cell office:value-type="string">
            <text:p>kirchn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6221">
            <text:p>76221</text:p>
          </table:table-cell>
          <table:table-cell office:value-type="string">
            <text:p>oh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3018">
            <text:p>63018</text:p>
          </table:table-cell>
          <table:table-cell office:value-type="string">
            <text:p>grati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42809">
            <text:p>42809</text:p>
          </table:table-cell>
          <table:table-cell office:value-type="string">
            <text:p>mamá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2038">
            <text:p>62038</text:p>
          </table:table-cell>
          <table:table-cell office:value-type="string">
            <text:p>ipa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832">
            <text:p>31832</text:p>
          </table:table-cell>
          <table:table-cell office:value-type="string">
            <text:p>viv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2816">
            <text:p>52816</text:p>
          </table:table-cell>
          <table:table-cell office:value-type="string">
            <text:p>llegu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687">
            <text:p>33687</text:p>
          </table:table-cell>
          <table:table-cell office:value-type="string">
            <text:p>igualme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80535">
            <text:p>180535</text:p>
          </table:table-cell>
          <table:table-cell office:value-type="string">
            <text:p>b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9408">
            <text:p>109408</text:p>
          </table:table-cell>
          <table:table-cell office:value-type="string">
            <text:p>tip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761">
            <text:p>36761</text:p>
          </table:table-cell>
          <table:table-cell office:value-type="string">
            <text:p>r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5270">
            <text:p>75270</text:p>
          </table:table-cell>
          <table:table-cell office:value-type="string">
            <text:p>músic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80168">
            <text:p>180168</text:p>
          </table:table-cell>
          <table:table-cell office:value-type="string">
            <text:p>falt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488">
            <text:p>30488</text:p>
          </table:table-cell>
          <table:table-cell office:value-type="string">
            <text:p>pla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883">
            <text:p>38883</text:p>
          </table:table-cell>
          <table:table-cell office:value-type="string">
            <text:p>pib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411">
            <text:p>40411</text:p>
          </table:table-cell>
          <table:table-cell office:value-type="string">
            <text:p>ga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792">
            <text:p>30792</text:p>
          </table:table-cell>
          <table:table-cell office:value-type="string">
            <text:p>ose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995">
            <text:p>31995</text:p>
          </table:table-cell>
          <table:table-cell office:value-type="string">
            <text:p>periodism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9532">
            <text:p>339532</text:p>
          </table:table-cell>
          <table:table-cell office:value-type="string">
            <text:p>l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4425">
            <text:p>64425</text:p>
          </table:table-cell>
          <table:table-cell office:value-type="string">
            <text:p>disc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658">
            <text:p>37658</text:p>
          </table:table-cell>
          <table:table-cell office:value-type="string">
            <text:p>al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6381">
            <text:p>36381</text:p>
          </table:table-cell>
          <table:table-cell office:value-type="string">
            <text:p>cuerp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2623">
            <text:p>142623</text:p>
          </table:table-cell>
          <table:table-cell office:value-type="string">
            <text:p>ok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47586">
            <text:p>47586</text:p>
          </table:table-cell>
          <table:table-cell office:value-type="string">
            <text:p>ris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9533">
            <text:p>39533</text:p>
          </table:table-cell>
          <table:table-cell office:value-type="string">
            <text:p>segun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519">
            <text:p>31519</text:p>
          </table:table-cell>
          <table:table-cell office:value-type="string">
            <text:p>cor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390">
            <text:p>56390</text:p>
          </table:table-cell>
          <table:table-cell office:value-type="string">
            <text:p>podem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5124">
            <text:p>215124</text:p>
          </table:table-cell>
          <table:table-cell office:value-type="string">
            <text:p>air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620">
            <text:p>36620</text:p>
          </table:table-cell>
          <table:table-cell office:value-type="string">
            <text:p>conozc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903">
            <text:p>39903</text:p>
          </table:table-cell>
          <table:table-cell office:value-type="string">
            <text:p>marketing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9987">
            <text:p>49987</text:p>
          </table:table-cell>
          <table:table-cell office:value-type="string">
            <text:p>entra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473">
            <text:p>33473</text:p>
          </table:table-cell>
          <table:table-cell office:value-type="string">
            <text:p>victori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64014">
            <text:p>64014</text:p>
          </table:table-cell>
          <table:table-cell office:value-type="string">
            <text:p>pun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0686">
            <text:p>110686</text:p>
          </table:table-cell>
          <table:table-cell office:value-type="string">
            <text:p>cu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9107">
            <text:p>269107</text:p>
          </table:table-cell>
          <table:table-cell office:value-type="string">
            <text:p>ot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9355">
            <text:p>49355</text:p>
          </table:table-cell>
          <table:table-cell office:value-type="string">
            <text:p>termina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591">
            <text:p>55591</text:p>
          </table:table-cell>
          <table:table-cell office:value-type="string">
            <text:p>vuelv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85798">
            <text:p>185798</text:p>
          </table:table-cell>
          <table:table-cell office:value-type="string">
            <text:p>gran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5402">
            <text:p>85402</text:p>
          </table:table-cell>
          <table:table-cell office:value-type="string">
            <text:p>lleg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0764">
            <text:p>120764</text:p>
          </table:table-cell>
          <table:table-cell office:value-type="string">
            <text:p>sól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6084">
            <text:p>66084</text:p>
          </table:table-cell>
          <table:table-cell office:value-type="string">
            <text:p>loc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875">
            <text:p>56875</text:p>
          </table:table-cell>
          <table:table-cell office:value-type="string">
            <text:p>españ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6252">
            <text:p>136252</text:p>
          </table:table-cell>
          <table:table-cell office:value-type="string">
            <text:p>rad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964">
            <text:p>36964</text:p>
          </table:table-cell>
          <table:table-cell office:value-type="string">
            <text:p>llev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912">
            <text:p>48912</text:p>
          </table:table-cell>
          <table:table-cell office:value-type="string">
            <text:p>mam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685">
            <text:p>59685</text:p>
          </table:table-cell>
          <table:table-cell office:value-type="string">
            <text:p>demasiad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774">
            <text:p>46774</text:p>
          </table:table-cell>
          <table:table-cell office:value-type="string">
            <text:p>sit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120">
            <text:p>33120</text:p>
          </table:table-cell>
          <table:table-cell office:value-type="string">
            <text:p>concurs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764">
            <text:p>47764</text:p>
          </table:table-cell>
          <table:table-cell office:value-type="string">
            <text:p>espera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5042">
            <text:p>95042</text:p>
          </table:table-cell>
          <table:table-cell office:value-type="string">
            <text:p>paí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065">
            <text:p>50065</text:p>
          </table:table-cell>
          <table:table-cell office:value-type="string">
            <text:p>palab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269">
            <text:p>31269</text:p>
          </table:table-cell>
          <table:table-cell office:value-type="string">
            <text:p>bol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4601">
            <text:p>74601</text:p>
          </table:table-cell>
          <table:table-cell office:value-type="string">
            <text:p>es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6095">
            <text:p>136095</text:p>
          </table:table-cell>
          <table:table-cell office:value-type="string">
            <text:p>lind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89096">
            <text:p>289096</text:p>
          </table:table-cell>
          <table:table-cell office:value-type="string">
            <text:p>es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541">
            <text:p>30541</text:p>
          </table:table-cell>
          <table:table-cell office:value-type="string">
            <text:p>aburrid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068">
            <text:p>33068</text:p>
          </table:table-cell>
          <table:table-cell office:value-type="string">
            <text:p>corrient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4975">
            <text:p>54975</text:p>
          </table:table-cell>
          <table:table-cell office:value-type="string">
            <text:p>esper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9335">
            <text:p>79335</text:p>
          </table:table-cell>
          <table:table-cell office:value-type="string">
            <text:p>gana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24507">
            <text:p>124507</text:p>
          </table:table-cell>
          <table:table-cell office:value-type="string">
            <text:p>sab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6602">
            <text:p>156602</text:p>
          </table:table-cell>
          <table:table-cell office:value-type="string">
            <text:p>si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1528">
            <text:p>71528</text:p>
          </table:table-cell>
          <table:table-cell office:value-type="string">
            <text:p>music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8014">
            <text:p>128014</text:p>
          </table:table-cell>
          <table:table-cell office:value-type="string">
            <text:p>hiz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9029">
            <text:p>149029</text:p>
          </table:table-cell>
          <table:table-cell office:value-type="string">
            <text:p>cas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451">
            <text:p>32451</text:p>
          </table:table-cell>
          <table:table-cell office:value-type="string">
            <text:p>dej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3338">
            <text:p>93338</text:p>
          </table:table-cell>
          <table:table-cell office:value-type="string">
            <text:p>tim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056">
            <text:p>56056</text:p>
          </table:table-cell>
          <table:table-cell office:value-type="string">
            <text:p>sigu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894">
            <text:p>32894</text:p>
          </table:table-cell>
          <table:table-cell office:value-type="string">
            <text:p>ob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1366">
            <text:p>111366</text:p>
          </table:table-cell>
          <table:table-cell office:value-type="string">
            <text:p>pe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812">
            <text:p>35812</text:p>
          </table:table-cell>
          <table:table-cell office:value-type="string">
            <text:p>ahh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6743">
            <text:p>86743</text:p>
          </table:table-cell>
          <table:table-cell office:value-type="string">
            <text:p>aguan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210">
            <text:p>57210</text:p>
          </table:table-cell>
          <table:table-cell office:value-type="string">
            <text:p>estuv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642">
            <text:p>65642</text:p>
          </table:table-cell>
          <table:table-cell office:value-type="string">
            <text:p>que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75887">
            <text:p>2275887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61817">
            <text:p>61817</text:p>
          </table:table-cell>
          <table:table-cell office:value-type="string">
            <text:p>mai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369">
            <text:p>42369</text:p>
          </table:table-cell>
          <table:table-cell office:value-type="string">
            <text:p>veni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4377">
            <text:p>84377</text:p>
          </table:table-cell>
          <table:table-cell office:value-type="string">
            <text:p>hermos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89375">
            <text:p>89375</text:p>
          </table:table-cell>
          <table:table-cell office:value-type="string">
            <text:p>camb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846">
            <text:p>56846</text:p>
          </table:table-cell>
          <table:table-cell office:value-type="string">
            <text:p>futu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1059">
            <text:p>71059</text:p>
          </table:table-cell>
          <table:table-cell office:value-type="string">
            <text:p>re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023">
            <text:p>32023</text:p>
          </table:table-cell>
          <table:table-cell office:value-type="string">
            <text:p>chis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136">
            <text:p>30136</text:p>
          </table:table-cell>
          <table:table-cell office:value-type="string">
            <text:p>le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5353">
            <text:p>305353</text:p>
          </table:table-cell>
          <table:table-cell office:value-type="string">
            <text:p>cre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221">
            <text:p>45221</text:p>
          </table:table-cell>
          <table:table-cell office:value-type="string">
            <text:p>pus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064">
            <text:p>41064</text:p>
          </table:table-cell>
          <table:table-cell office:value-type="string">
            <text:p>tier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968">
            <text:p>52968</text:p>
          </table:table-cell>
          <table:table-cell office:value-type="string">
            <text:p>chic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328">
            <text:p>56328</text:p>
          </table:table-cell>
          <table:table-cell office:value-type="string">
            <text:p>oj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2254">
            <text:p>62254</text:p>
          </table:table-cell>
          <table:table-cell office:value-type="string">
            <text:p>ojal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03605">
            <text:p>803605</text:p>
          </table:table-cell>
          <table:table-cell office:value-type="string">
            <text:p>aho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495">
            <text:p>59495</text:p>
          </table:table-cell>
          <table:table-cell office:value-type="string">
            <text:p>follower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cuá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779">
            <text:p>41779</text:p>
          </table:table-cell>
          <table:table-cell office:value-type="string">
            <text:p>imag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5455">
            <text:p>95455</text:p>
          </table:table-cell>
          <table:table-cell office:value-type="string">
            <text:p>nomb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469">
            <text:p>32469</text:p>
          </table:table-cell>
          <table:table-cell office:value-type="string">
            <text:p>ac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123">
            <text:p>73123</text:p>
          </table:table-cell>
          <table:table-cell office:value-type="string">
            <text:p>tweet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4148">
            <text:p>114148</text:p>
          </table:table-cell>
          <table:table-cell office:value-type="string">
            <text:p>mundi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8407">
            <text:p>68407</text:p>
          </table:table-cell>
          <table:table-cell office:value-type="string">
            <text:p>cuan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953">
            <text:p>39953</text:p>
          </table:table-cell>
          <table:table-cell office:value-type="string">
            <text:p>ojalá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1740">
            <text:p>41740</text:p>
          </table:table-cell>
          <table:table-cell office:value-type="string">
            <text:p>podrí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384">
            <text:p>32384</text:p>
          </table:table-cell>
          <table:table-cell office:value-type="string">
            <text:p>periodist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1633">
            <text:p>91633</text:p>
          </table:table-cell>
          <table:table-cell office:value-type="string">
            <text:p>ai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878">
            <text:p>30878</text:p>
          </table:table-cell>
          <table:table-cell office:value-type="string">
            <text:p>fáci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9786">
            <text:p>59786</text:p>
          </table:table-cell>
          <table:table-cell office:value-type="string">
            <text:p>di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1073">
            <text:p>121073</text:p>
          </table:table-cell>
          <table:table-cell office:value-type="string">
            <text:p>hac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464">
            <text:p>56464</text:p>
          </table:table-cell>
          <table:table-cell office:value-type="string">
            <text:p>tot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5873">
            <text:p>85873</text:p>
          </table:table-cell>
          <table:table-cell office:value-type="string">
            <text:p>tweet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0789">
            <text:p>240789</text:p>
          </table:table-cell>
          <table:table-cell office:value-type="string">
            <text:p>mism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214">
            <text:p>43214</text:p>
          </table:table-cell>
          <table:table-cell office:value-type="string">
            <text:p>servic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914">
            <text:p>44914</text:p>
          </table:table-cell>
          <table:table-cell office:value-type="string">
            <text:p>parti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3875">
            <text:p>63875</text:p>
          </table:table-cell>
          <table:table-cell office:value-type="string">
            <text:p>ser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3358">
            <text:p>53358</text:p>
          </table:table-cell>
          <table:table-cell office:value-type="string">
            <text:p>aquí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89866">
            <text:p>189866</text:p>
          </table:table-cell>
          <table:table-cell office:value-type="string">
            <text:p>buena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8683">
            <text:p>78683</text:p>
          </table:table-cell>
          <table:table-cell office:value-type="string">
            <text:p>saba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840">
            <text:p>41840</text:p>
          </table:table-cell>
          <table:table-cell office:value-type="string">
            <text:p>diseñ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317">
            <text:p>59317</text:p>
          </table:table-cell>
          <table:table-cell office:value-type="string">
            <text:p>hab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4050">
            <text:p>414050</text:p>
          </table:table-cell>
          <table:table-cell office:value-type="string">
            <text:p>feliz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1352">
            <text:p>31352</text:p>
          </table:table-cell>
          <table:table-cell office:value-type="string">
            <text:p>jef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125">
            <text:p>37125</text:p>
          </table:table-cell>
          <table:table-cell office:value-type="string">
            <text:p>ga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2368">
            <text:p>102368</text:p>
          </table:table-cell>
          <table:table-cell office:value-type="string">
            <text:p>mientr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876">
            <text:p>36876</text:p>
          </table:table-cell>
          <table:table-cell office:value-type="string">
            <text:p>partid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6494">
            <text:p>66494</text:p>
          </table:table-cell>
          <table:table-cell office:value-type="string">
            <text:p>san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333">
            <text:p>33333</text:p>
          </table:table-cell>
          <table:table-cell office:value-type="string">
            <text:p>pelotud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4933">
            <text:p>314933</text:p>
          </table:table-cell>
          <table:table-cell office:value-type="string">
            <text:p>igu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809">
            <text:p>39809</text:p>
          </table:table-cell>
          <table:table-cell office:value-type="string">
            <text:p>tempora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6544">
            <text:p>76544</text:p>
          </table:table-cell>
          <table:table-cell office:value-type="string">
            <text:p>vem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6222">
            <text:p>386222</text:p>
          </table:table-cell>
          <table:table-cell office:value-type="string">
            <text:p>nuev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785">
            <text:p>38785</text:p>
          </table:table-cell>
          <table:table-cell office:value-type="string">
            <text:p>felicidade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8388">
            <text:p>38388</text:p>
          </table:table-cell>
          <table:table-cell office:value-type="string">
            <text:p>clarí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3865">
            <text:p>53865</text:p>
          </table:table-cell>
          <table:table-cell office:value-type="string">
            <text:p>campañ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594">
            <text:p>38594</text:p>
          </table:table-cell>
          <table:table-cell office:value-type="string">
            <text:p>cul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967">
            <text:p>40967</text:p>
          </table:table-cell>
          <table:table-cell office:value-type="string">
            <text:p>gust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036">
            <text:p>52036</text:p>
          </table:table-cell>
          <table:table-cell office:value-type="string">
            <text:p>tel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8535">
            <text:p>288535</text:p>
          </table:table-cell>
          <table:table-cell office:value-type="string">
            <text:p>añ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937">
            <text:p>51937</text:p>
          </table:table-cell>
          <table:table-cell office:value-type="string">
            <text:p>lej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8500">
            <text:p>108500</text:p>
          </table:table-cell>
          <table:table-cell office:value-type="string">
            <text:p>sueñ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1769">
            <text:p>171769</text:p>
          </table:table-cell>
          <table:table-cell office:value-type="string">
            <text:p>gh201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068">
            <text:p>40068</text:p>
          </table:table-cell>
          <table:table-cell office:value-type="string">
            <text:p>cor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527">
            <text:p>59527</text:p>
          </table:table-cell>
          <table:table-cell office:value-type="string">
            <text:p>cop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19133">
            <text:p>119133</text:p>
          </table:table-cell>
          <table:table-cell office:value-type="string">
            <text:p>da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2278">
            <text:p>82278</text:p>
          </table:table-cell>
          <table:table-cell office:value-type="string">
            <text:p>todav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56254">
            <text:p>256254</text:p>
          </table:table-cell>
          <table:table-cell office:value-type="string">
            <text:p>youtub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5492">
            <text:p>115492</text:p>
          </table:table-cell>
          <table:table-cell office:value-type="string">
            <text:p>sab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teat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761">
            <text:p>34761</text:p>
          </table:table-cell>
          <table:table-cell office:value-type="string">
            <text:p>seri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780">
            <text:p>35780</text:p>
          </table:table-cell>
          <table:table-cell office:value-type="string">
            <text:p>jugador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192">
            <text:p>50192</text:p>
          </table:table-cell>
          <table:table-cell office:value-type="string">
            <text:p>porq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5792">
            <text:p>245792</text:p>
          </table:table-cell>
          <table:table-cell office:value-type="string">
            <text:p>gus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90894">
            <text:p>90894</text:p>
          </table:table-cell>
          <table:table-cell office:value-type="string">
            <text:p>onlin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9435">
            <text:p>49435</text:p>
          </table:table-cell>
          <table:table-cell office:value-type="string">
            <text:p>exis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343">
            <text:p>39343</text:p>
          </table:table-cell>
          <table:table-cell office:value-type="string">
            <text:p>mori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996">
            <text:p>44996</text:p>
          </table:table-cell>
          <table:table-cell office:value-type="string">
            <text:p>revis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354">
            <text:p>31354</text:p>
          </table:table-cell>
          <table:table-cell office:value-type="string">
            <text:p>bail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0417">
            <text:p>70417</text:p>
          </table:table-cell>
          <table:table-cell office:value-type="string">
            <text:p>se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361">
            <text:p>43361</text:p>
          </table:table-cell>
          <table:table-cell office:value-type="string">
            <text:p>tra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337">
            <text:p>41337</text:p>
          </table:table-cell>
          <table:table-cell office:value-type="string">
            <text:p>asa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7936">
            <text:p>167936</text:p>
          </table:table-cell>
          <table:table-cell office:value-type="string">
            <text:p>tem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655">
            <text:p>31655</text:p>
          </table:table-cell>
          <table:table-cell office:value-type="string">
            <text:p>mes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5677">
            <text:p>215677</text:p>
          </table:table-cell>
          <table:table-cell office:value-type="string">
            <text:p>fi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3489">
            <text:p>33489</text:p>
          </table:table-cell>
          <table:table-cell office:value-type="string">
            <text:p>pon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2766">
            <text:p>92766</text:p>
          </table:table-cell>
          <table:table-cell office:value-type="string">
            <text:p>sien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2550">
            <text:p>142550</text:p>
          </table:table-cell>
          <table:table-cell office:value-type="string">
            <text:p>par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142">
            <text:p>40142</text:p>
          </table:table-cell>
          <table:table-cell office:value-type="string">
            <text:p>ent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31680">
            <text:p>231680</text:p>
          </table:table-cell>
          <table:table-cell office:value-type="string">
            <text:p>estam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0174">
            <text:p>150174</text:p>
          </table:table-cell>
          <table:table-cell office:value-type="string">
            <text:p>abraz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0401">
            <text:p>30401</text:p>
          </table:table-cell>
          <table:table-cell office:value-type="string">
            <text:p>dur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0721">
            <text:p>70721</text:p>
          </table:table-cell>
          <table:table-cell office:value-type="string">
            <text:p>jus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60343">
            <text:p>660343</text:p>
          </table:table-cell>
          <table:table-cell office:value-type="string">
            <text:p>es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flo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2946">
            <text:p>82946</text:p>
          </table:table-cell>
          <table:table-cell office:value-type="string">
            <text:p>sába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6182">
            <text:p>46182</text:p>
          </table:table-cell>
          <table:table-cell office:value-type="string">
            <text:p>hombr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218">
            <text:p>46218</text:p>
          </table:table-cell>
          <table:table-cell office:value-type="string">
            <text:p>jo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9655">
            <text:p>79655</text:p>
          </table:table-cell>
          <table:table-cell office:value-type="string">
            <text:p>nuest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783">
            <text:p>55783</text:p>
          </table:table-cell>
          <table:table-cell office:value-type="string">
            <text:p>carl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04128">
            <text:p>204128</text:p>
          </table:table-cell>
          <table:table-cell office:value-type="string">
            <text:p>cuen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296">
            <text:p>52296</text:p>
          </table:table-cell>
          <table:table-cell office:value-type="string">
            <text:p>increib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23425">
            <text:p>323425</text:p>
          </table:table-cell>
          <table:table-cell office:value-type="string">
            <text:p>i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5928">
            <text:p>305928</text:p>
          </table:table-cell>
          <table:table-cell office:value-type="string">
            <text:p>ví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1234">
            <text:p>141234</text:p>
          </table:table-cell>
          <table:table-cell office:value-type="string">
            <text:p>blog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214">
            <text:p>30214</text:p>
          </table:table-cell>
          <table:table-cell office:value-type="string">
            <text:p>migue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577">
            <text:p>42577</text:p>
          </table:table-cell>
          <table:table-cell office:value-type="string">
            <text:p>empres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0267">
            <text:p>80267</text:p>
          </table:table-cell>
          <table:table-cell office:value-type="string">
            <text:p>m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88176">
            <text:p>88176</text:p>
          </table:table-cell>
          <table:table-cell office:value-type="string">
            <text:p>hac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0796">
            <text:p>110796</text:p>
          </table:table-cell>
          <table:table-cell office:value-type="string">
            <text:p>much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68540">
            <text:p>68540</text:p>
          </table:table-cell>
          <table:table-cell office:value-type="string">
            <text:p>pregun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4083">
            <text:p>64083</text:p>
          </table:table-cell>
          <table:table-cell office:value-type="string">
            <text:p>vuelv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9004">
            <text:p>69004</text:p>
          </table:table-cell>
          <table:table-cell office:value-type="string">
            <text:p>proyec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011">
            <text:p>43011</text:p>
          </table:table-cell>
          <table:table-cell office:value-type="string">
            <text:p>imposibl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743">
            <text:p>32743</text:p>
          </table:table-cell>
          <table:table-cell office:value-type="string">
            <text:p>sueñ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761187">
            <text:p>761187</text:p>
          </table:table-cell>
          <table:table-cell office:value-type="string">
            <text:p>jaj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84073">
            <text:p>84073</text:p>
          </table:table-cell>
          <table:table-cell office:value-type="string">
            <text:p>jue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7707">
            <text:p>97707</text:p>
          </table:table-cell>
          <table:table-cell office:value-type="string">
            <text:p>fan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174">
            <text:p>37174</text:p>
          </table:table-cell>
          <table:table-cell office:value-type="string">
            <text:p>amig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12863">
            <text:p>812863</text:p>
          </table:table-cell>
          <table:table-cell office:value-type="string">
            <text:p>má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50649">
            <text:p>50649</text:p>
          </table:table-cell>
          <table:table-cell office:value-type="string">
            <text:p>acab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4333">
            <text:p>124333</text:p>
          </table:table-cell>
          <table:table-cell office:value-type="string">
            <text:p>lug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168">
            <text:p>51168</text:p>
          </table:table-cell>
          <table:table-cell office:value-type="string">
            <text:p>gros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6785">
            <text:p>86785</text:p>
          </table:table-cell>
          <table:table-cell office:value-type="string">
            <text:p>cha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9404">
            <text:p>199404</text:p>
          </table:table-cell>
          <table:table-cell office:value-type="string">
            <text:p>espe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9994">
            <text:p>79994</text:p>
          </table:table-cell>
          <table:table-cell office:value-type="string">
            <text:p>noch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1049">
            <text:p>91049</text:p>
          </table:table-cell>
          <table:table-cell office:value-type="string">
            <text:p>le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225">
            <text:p>31225</text:p>
          </table:table-cell>
          <table:table-cell office:value-type="string">
            <text:p>cuant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009">
            <text:p>59009</text:p>
          </table:table-cell>
          <table:table-cell office:value-type="string">
            <text:p>empez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533">
            <text:p>38533</text:p>
          </table:table-cell>
          <table:table-cell office:value-type="string">
            <text:p>provinc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573">
            <text:p>40573</text:p>
          </table:table-cell>
          <table:table-cell office:value-type="string">
            <text:p>alm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8872">
            <text:p>138872</text:p>
          </table:table-cell>
          <table:table-cell office:value-type="string">
            <text:p>di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183">
            <text:p>32183</text:p>
          </table:table-cell>
          <table:table-cell office:value-type="string">
            <text:p>plac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38520">
            <text:p>138520</text:p>
          </table:table-cell>
          <table:table-cell office:value-type="string">
            <text:p>h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8396">
            <text:p>118396</text:p>
          </table:table-cell>
          <table:table-cell office:value-type="string">
            <text:p>clar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62411">
            <text:p>162411</text:p>
          </table:table-cell>
          <table:table-cell office:value-type="string">
            <text:p>despué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943">
            <text:p>36943</text:p>
          </table:table-cell>
          <table:table-cell office:value-type="string">
            <text:p>facu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6577">
            <text:p>136577</text:p>
          </table:table-cell>
          <table:table-cell office:value-type="string">
            <text:p>dic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998">
            <text:p>73998</text:p>
          </table:table-cell>
          <table:table-cell office:value-type="string">
            <text:p>fu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1966">
            <text:p>31966</text:p>
          </table:table-cell>
          <table:table-cell office:value-type="string">
            <text:p>cues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311">
            <text:p>43311</text:p>
          </table:table-cell>
          <table:table-cell office:value-type="string">
            <text:p>perfi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8231">
            <text:p>168231</text:p>
          </table:table-cell>
          <table:table-cell office:value-type="string">
            <text:p>ve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981">
            <text:p>41981</text:p>
          </table:table-cell>
          <table:table-cell office:value-type="string">
            <text:p>termin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997">
            <text:p>35997</text:p>
          </table:table-cell>
          <table:table-cell office:value-type="string">
            <text:p>hop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7056">
            <text:p>597056</text:p>
          </table:table-cell>
          <table:table-cell office:value-type="string">
            <text:p>buen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47802">
            <text:p>47802</text:p>
          </table:table-cell>
          <table:table-cell office:value-type="string">
            <text:p>publicida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753">
            <text:p>51753</text:p>
          </table:table-cell>
          <table:table-cell office:value-type="string">
            <text:p>ms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3645">
            <text:p>193645</text:p>
          </table:table-cell>
          <table:table-cell office:value-type="string">
            <text:p>s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114">
            <text:p>50114</text:p>
          </table:table-cell>
          <table:table-cell office:value-type="string">
            <text:p>podé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940">
            <text:p>43940</text:p>
          </table:table-cell>
          <table:table-cell office:value-type="string">
            <text:p>avat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3060">
            <text:p>83060</text:p>
          </table:table-cell>
          <table:table-cell office:value-type="string">
            <text:p>agu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8121">
            <text:p>68121</text:p>
          </table:table-cell>
          <table:table-cell office:value-type="string">
            <text:p>caraj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444">
            <text:p>39444</text:p>
          </table:table-cell>
          <table:table-cell office:value-type="string">
            <text:p>dud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2301">
            <text:p>522301</text:p>
          </table:table-cell>
          <table:table-cell office:value-type="string">
            <text:p>mej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2870">
            <text:p>32870</text:p>
          </table:table-cell>
          <table:table-cell office:value-type="string">
            <text:p>nesto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6668">
            <text:p>196668</text:p>
          </table:table-cell>
          <table:table-cell office:value-type="string">
            <text:p>ay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164">
            <text:p>47164</text:p>
          </table:table-cell>
          <table:table-cell office:value-type="string">
            <text:p>duda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3638">
            <text:p>63638</text:p>
          </table:table-cell>
          <table:table-cell office:value-type="string">
            <text:p>do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684">
            <text:p>33684</text:p>
          </table:table-cell>
          <table:table-cell office:value-type="string">
            <text:p>ningun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747">
            <text:p>38747</text:p>
          </table:table-cell>
          <table:table-cell office:value-type="string">
            <text:p>razo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2369">
            <text:p>422369</text:p>
          </table:table-cell>
          <table:table-cell office:value-type="string">
            <text:p>hol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622">
            <text:p>39622</text:p>
          </table:table-cell>
          <table:table-cell office:value-type="string">
            <text:p>alt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3182">
            <text:p>33182</text:p>
          </table:table-cell>
          <table:table-cell office:value-type="string">
            <text:p>octub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365">
            <text:p>59365</text:p>
          </table:table-cell>
          <table:table-cell office:value-type="string">
            <text:p>negr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922">
            <text:p>45922</text:p>
          </table:table-cell>
          <table:table-cell office:value-type="string">
            <text:p>vistaz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04023">
            <text:p>204023</text:p>
          </table:table-cell>
          <table:table-cell office:value-type="string">
            <text:p>tar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634">
            <text:p>44634</text:p>
          </table:table-cell>
          <table:table-cell office:value-type="string">
            <text:p>busc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380">
            <text:p>31380</text:p>
          </table:table-cell>
          <table:table-cell office:value-type="string">
            <text:p>libr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1146">
            <text:p>101146</text:p>
          </table:table-cell>
          <table:table-cell office:value-type="string">
            <text:p>rec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3039">
            <text:p>53039</text:p>
          </table:table-cell>
          <table:table-cell office:value-type="string">
            <text:p>us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494">
            <text:p>65494</text:p>
          </table:table-cell>
          <table:table-cell office:value-type="string">
            <text:p>d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5102">
            <text:p>85102</text:p>
          </table:table-cell>
          <table:table-cell office:value-type="string">
            <text:p>quer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ju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205">
            <text:p>35205</text:p>
          </table:table-cell>
          <table:table-cell office:value-type="string">
            <text:p>play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489">
            <text:p>43489</text:p>
          </table:table-cell>
          <table:table-cell office:value-type="string">
            <text:p>tuy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198">
            <text:p>46198</text:p>
          </table:table-cell>
          <table:table-cell office:value-type="string">
            <text:p>ven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382">
            <text:p>34382</text:p>
          </table:table-cell>
          <table:table-cell office:value-type="string">
            <text:p>baja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946">
            <text:p>61946</text:p>
          </table:table-cell>
          <table:table-cell office:value-type="string">
            <text:p>cami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493">
            <text:p>47493</text:p>
          </table:table-cell>
          <table:table-cell office:value-type="string">
            <text:p>seguim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2808">
            <text:p>112808</text:p>
          </table:table-cell>
          <table:table-cell office:value-type="string">
            <text:p>sé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1742">
            <text:p>321742</text:p>
          </table:table-cell>
          <table:table-cell office:value-type="string">
            <text:p>asi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426">
            <text:p>48426</text:p>
          </table:table-cell>
          <table:table-cell office:value-type="string">
            <text:p>escribi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4007">
            <text:p>64007</text:p>
          </table:table-cell>
          <table:table-cell office:value-type="string">
            <text:p>impor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1749">
            <text:p>71749</text:p>
          </table:table-cell>
          <table:table-cell office:value-type="string">
            <text:p>urugua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07393">
            <text:p>607393</text:p>
          </table:table-cell>
          <table:table-cell office:value-type="string">
            <text:p>s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0728">
            <text:p>330728</text:p>
          </table:table-cell>
          <table:table-cell office:value-type="string">
            <text:p>vide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1361">
            <text:p>121361</text:p>
          </table:table-cell>
          <table:table-cell office:value-type="string">
            <text:p>odi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790511">
            <text:p>6790511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008">
            <text:p>34008</text:p>
          </table:table-cell>
          <table:table-cell office:value-type="string">
            <text:p>bail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237">
            <text:p>33237</text:p>
          </table:table-cell>
          <table:table-cell office:value-type="string">
            <text:p>u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380">
            <text:p>45380</text:p>
          </table:table-cell>
          <table:table-cell office:value-type="string">
            <text:p>llegó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062">
            <text:p>41062</text:p>
          </table:table-cell>
          <table:table-cell office:value-type="string">
            <text:p>cualquie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697">
            <text:p>48697</text:p>
          </table:table-cell>
          <table:table-cell office:value-type="string">
            <text:p>fort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8494">
            <text:p>198494</text:p>
          </table:table-cell>
          <table:table-cell office:value-type="string">
            <text:p>fot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933">
            <text:p>42933</text:p>
          </table:table-cell>
          <table:table-cell office:value-type="string">
            <text:p>chic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pue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9926">
            <text:p>109926</text:p>
          </table:table-cell>
          <table:table-cell office:value-type="string">
            <text:p>esperand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093">
            <text:p>37093</text:p>
          </table:table-cell>
          <table:table-cell office:value-type="string">
            <text:p>er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7637">
            <text:p>77637</text:p>
          </table:table-cell>
          <table:table-cell office:value-type="string">
            <text:p>inf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2942">
            <text:p>102942</text:p>
          </table:table-cell>
          <table:table-cell office:value-type="string">
            <text:p>jej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49424">
            <text:p>49424</text:p>
          </table:table-cell>
          <table:table-cell office:value-type="string">
            <text:p>algun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667">
            <text:p>30667</text:p>
          </table:table-cell>
          <table:table-cell office:value-type="string">
            <text:p>asc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6215">
            <text:p>176215</text:p>
          </table:table-cell>
          <table:table-cell office:value-type="string">
            <text:p>mucha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0530">
            <text:p>30530</text:p>
          </table:table-cell>
          <table:table-cell office:value-type="string">
            <text:p>prec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055">
            <text:p>33055</text:p>
          </table:table-cell>
          <table:table-cell office:value-type="string">
            <text:p>bolu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969">
            <text:p>38969</text:p>
          </table:table-cell>
          <table:table-cell office:value-type="string">
            <text:p>gener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9003">
            <text:p>49003</text:p>
          </table:table-cell>
          <table:table-cell office:value-type="string">
            <text:p>pap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2211">
            <text:p>502211</text:p>
          </table:table-cell>
          <table:table-cell office:value-type="string">
            <text:p>ge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306">
            <text:p>34306</text:p>
          </table:table-cell>
          <table:table-cell office:value-type="string">
            <text:p>lastim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583">
            <text:p>33583</text:p>
          </table:table-cell>
          <table:table-cell office:value-type="string">
            <text:p>or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1696">
            <text:p>41696</text:p>
          </table:table-cell>
          <table:table-cell office:value-type="string">
            <text:p>españo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2196">
            <text:p>92196</text:p>
          </table:table-cell>
          <table:table-cell office:value-type="string">
            <text:p>cristi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1763">
            <text:p>261763</text:p>
          </table:table-cell>
          <table:table-cell office:value-type="string">
            <text:p>est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6904">
            <text:p>216904</text:p>
          </table:table-cell>
          <table:table-cell office:value-type="string">
            <text:p>tambié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98652">
            <text:p>298652</text:p>
          </table:table-cell>
          <table:table-cell office:value-type="string">
            <text:p>sema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1643">
            <text:p>71643</text:p>
          </table:table-cell>
          <table:table-cell office:value-type="string">
            <text:p>pasa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182">
            <text:p>34182</text:p>
          </table:table-cell>
          <table:table-cell office:value-type="string">
            <text:p>vo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6125">
            <text:p>316125</text:p>
          </table:table-cell>
          <table:table-cell office:value-type="string">
            <text:p>e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965">
            <text:p>73965</text:p>
          </table:table-cell>
          <table:table-cell office:value-type="string">
            <text:p>algu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9481">
            <text:p>49481</text:p>
          </table:table-cell>
          <table:table-cell office:value-type="string">
            <text:p>pon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258">
            <text:p>30258</text:p>
          </table:table-cell>
          <table:table-cell office:value-type="string">
            <text:p>ahhh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895">
            <text:p>34895</text:p>
          </table:table-cell>
          <table:table-cell office:value-type="string">
            <text:p>centr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2084">
            <text:p>112084</text:p>
          </table:table-cell>
          <table:table-cell office:value-type="string">
            <text:p>bes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3341">
            <text:p>33341</text:p>
          </table:table-cell>
          <table:table-cell office:value-type="string">
            <text:p>difici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24316">
            <text:p>724316</text:p>
          </table:table-cell>
          <table:table-cell office:value-type="string">
            <text:p>esto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031">
            <text:p>36031</text:p>
          </table:table-cell>
          <table:table-cell office:value-type="string">
            <text:p>quer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37499">
            <text:p>3537499</text:p>
          </table:table-cell>
          <table:table-cell office:value-type="string">
            <text:p>pa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221">
            <text:p>41221</text:p>
          </table:table-cell>
          <table:table-cell office:value-type="string">
            <text:p>aú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148">
            <text:p>46148</text:p>
          </table:table-cell>
          <table:table-cell office:value-type="string">
            <text:p>tom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309">
            <text:p>39309</text:p>
          </table:table-cell>
          <table:table-cell office:value-type="string">
            <text:p>conoc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8750">
            <text:p>88750</text:p>
          </table:table-cell>
          <table:table-cell office:value-type="string">
            <text:p>med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150">
            <text:p>65150</text:p>
          </table:table-cell>
          <table:table-cell office:value-type="string">
            <text:p>bu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046">
            <text:p>39046</text:p>
          </table:table-cell>
          <table:table-cell office:value-type="string">
            <text:p>coleg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509">
            <text:p>33509</text:p>
          </table:table-cell>
          <table:table-cell office:value-type="string">
            <text:p>últim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30884">
            <text:p>230884</text:p>
          </table:table-cell>
          <table:table-cell office:value-type="string">
            <text:p>pas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820">
            <text:p>40820</text:p>
          </table:table-cell>
          <table:table-cell office:value-type="string">
            <text:p>dat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48412">
            <text:p>548412</text:p>
          </table:table-cell>
          <table:table-cell office:value-type="string">
            <text:p>nad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990">
            <text:p>41990</text:p>
          </table:table-cell>
          <table:table-cell office:value-type="string">
            <text:p>wt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1207">
            <text:p>161207</text:p>
          </table:table-cell>
          <table:table-cell office:value-type="string">
            <text:p>suer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368">
            <text:p>35368</text:p>
          </table:table-cell>
          <table:table-cell office:value-type="string">
            <text:p>baj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702">
            <text:p>32702</text:p>
          </table:table-cell>
          <table:table-cell office:value-type="string">
            <text:p>hela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3948">
            <text:p>53948</text:p>
          </table:table-cell>
          <table:table-cell office:value-type="string">
            <text:p>afuer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2560">
            <text:p>572560</text:p>
          </table:table-cell>
          <table:table-cell office:value-type="string">
            <text:p>hac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2269">
            <text:p>82269</text:p>
          </table:table-cell>
          <table:table-cell office:value-type="string">
            <text:p>com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031">
            <text:p>55031</text:p>
          </table:table-cell>
          <table:table-cell office:value-type="string">
            <text:p>cambi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9400">
            <text:p>49400</text:p>
          </table:table-cell>
          <table:table-cell office:value-type="string">
            <text:p>justic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994">
            <text:p>42994</text:p>
          </table:table-cell>
          <table:table-cell office:value-type="string">
            <text:p>febre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117">
            <text:p>35117</text:p>
          </table:table-cell>
          <table:table-cell office:value-type="string">
            <text:p>erro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271">
            <text:p>33271</text:p>
          </table:table-cell>
          <table:table-cell office:value-type="string">
            <text:p>moment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489">
            <text:p>32489</text:p>
          </table:table-cell>
          <table:table-cell office:value-type="string">
            <text:p>tien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4359">
            <text:p>94359</text:p>
          </table:table-cell>
          <table:table-cell office:value-type="string">
            <text:p>calo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1160">
            <text:p>71160</text:p>
          </table:table-cell>
          <table:table-cell office:value-type="string">
            <text:p>p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761">
            <text:p>52761</text:p>
          </table:table-cell>
          <table:table-cell office:value-type="string">
            <text:p>v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594">
            <text:p>43594</text:p>
          </table:table-cell>
          <table:table-cell office:value-type="string">
            <text:p>terrib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062">
            <text:p>55062</text:p>
          </table:table-cell>
          <table:table-cell office:value-type="string">
            <text:p>pai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575">
            <text:p>51575</text:p>
          </table:table-cell>
          <table:table-cell office:value-type="string">
            <text:p>empiez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86218">
            <text:p>186218</text:p>
          </table:table-cell>
          <table:table-cell office:value-type="string">
            <text:p>tu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1153">
            <text:p>71153</text:p>
          </table:table-cell>
          <table:table-cell office:value-type="string">
            <text:p>viaj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978">
            <text:p>32978</text:p>
          </table:table-cell>
          <table:table-cell office:value-type="string">
            <text:p>dicie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767">
            <text:p>34767</text:p>
          </table:table-cell>
          <table:table-cell office:value-type="string">
            <text:p>cfk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5199">
            <text:p>105199</text:p>
          </table:table-cell>
          <table:table-cell office:value-type="string">
            <text:p>am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059">
            <text:p>47059</text:p>
          </table:table-cell>
          <table:table-cell office:value-type="string">
            <text:p>leye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849">
            <text:p>46849</text:p>
          </table:table-cell>
          <table:table-cell office:value-type="string">
            <text:p>independie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9834">
            <text:p>69834</text:p>
          </table:table-cell>
          <table:table-cell office:value-type="string">
            <text:p>arrib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137">
            <text:p>31137</text:p>
          </table:table-cell>
          <table:table-cell office:value-type="string">
            <text:p>blanc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907">
            <text:p>30907</text:p>
          </table:table-cell>
          <table:table-cell office:value-type="string">
            <text:p>sali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904">
            <text:p>31904</text:p>
          </table:table-cell>
          <table:table-cell office:value-type="string">
            <text:p>carre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3029">
            <text:p>173029</text:p>
          </table:table-cell>
          <table:table-cell office:value-type="string">
            <text:p>gan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931">
            <text:p>38931</text:p>
          </table:table-cell>
          <table:table-cell office:value-type="string">
            <text:p>vo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4322">
            <text:p>194322</text:p>
          </table:table-cell>
          <table:table-cell office:value-type="string">
            <text:p>tod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tan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6484">
            <text:p>96484</text:p>
          </table:table-cell>
          <table:table-cell office:value-type="string">
            <text:p>lle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209">
            <text:p>34209</text:p>
          </table:table-cell>
          <table:table-cell office:value-type="string">
            <text:p>nació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715">
            <text:p>48715</text:p>
          </table:table-cell>
          <table:table-cell office:value-type="string">
            <text:p>salu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7077">
            <text:p>57077</text:p>
          </table:table-cell>
          <table:table-cell office:value-type="string">
            <text:p>ser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906">
            <text:p>32906</text:p>
          </table:table-cell>
          <table:table-cell office:value-type="string">
            <text:p>sor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383">
            <text:p>100383</text:p>
          </table:table-cell>
          <table:table-cell office:value-type="string">
            <text:p>fin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7484">
            <text:p>37484</text:p>
          </table:table-cell>
          <table:table-cell office:value-type="string">
            <text:p>charl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8557">
            <text:p>388557</text:p>
          </table:table-cell>
          <table:table-cell office:value-type="string">
            <text:p>sol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Total</text:p>
          </table:table-cell>
          <table:table-cell table:formula="of:=SUM([.C2:.C1173])" office:value-type="float" office:value="349">
            <text:p>349</text:p>
          </table:table-cell>
          <table:table-cell table:style-name="ce1" table:formula="of:=SUM([.D2:.D1173])" office:value-type="float" office:value="523">
            <text:p>523</text:p>
          </table:table-cell>
        </table:table-row>
        <table:table-row table:style-name="ro1">
          <table:table-cell table:number-columns-repeated="6"/>
          <table:table-cell office:value-type="string">
            <text:p>¿Quiere decir que soy un tipo positivo?</text:p>
          </table:table-cell>
          <table:table-cell/>
        </table:table-row>
      </table:table>
      <table:database-ranges>
        <table:database-range table:target-range-address="Palabras.A1:Palabras.B117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1/18/2011</text:date>, <text:time>18:0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8T18:05:14</dc:date>
    <dc:creator>LIS </dc:creator>
    <meta:generator>OpenOffice.org/3.2$Unix OpenOffice.org_project/320m19$Build-9505</meta:generator>
    <meta:editing-duration>PT02H26M12S</meta:editing-duration>
    <meta:editing-cycles>6</meta:editing-cycles>
    <meta:document-statistic meta:table-count="1" meta:cell-count="4696" meta:object-count="0"/>
  </office:meta>
</office:document-meta>
</file>